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806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796850" table:style-name="ce7">
            <text:p>10.796.850</text:p>
          </table:table-cell>
          <table:table-cell office:value-type="float" office:value="534000" table:style-name="ce7">
            <text:p>534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021050" table:style-name="ce9">
            <text:p>16.021.050</text:p>
          </table:table-cell>
          <table:table-cell office:value-type="float" office:value="15404638" table:style-name="ce9">
            <text:p>15.404.638</text:p>
          </table:table-cell>
          <table:table-cell office:value-type="percentage" office:value="0.96152486884442656" table:style-name="ce10">
            <text:p>96,2%</text:p>
          </table:table-cell>
          <table:table-cell office:value-type="float" office:value="7228018" table:style-name="ce8">
            <text:p>7.228.018</text:p>
          </table:table-cell>
          <table:table-cell office:value-type="float" office:value="6876379" table:style-name="ce8">
            <text:p>6.876.379</text:p>
          </table:table-cell>
          <table:table-cell office:value-type="float" office:value="2454506" table:style-name="ce8">
            <text:p>2.454.506</text:p>
          </table:table-cell>
          <table:table-cell office:value-type="date" office:date-value="2022-01-16T00:00:00" table:style-name="ce11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31861" table:style-name="ce7">
            <text:p>1.731.861</text:p>
          </table:table-cell>
          <table:table-cell office:value-type="float" office:value="72000" table:style-name="ce7">
            <text:p>72.000</text:p>
          </table:table-cell>
          <table:table-cell office:value-type="float" office:value="408490" table:style-name="ce7">
            <text:p>40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526241" table:style-name="ce14">
            <text:p>2.526.241</text:p>
          </table:table-cell>
          <table:table-cell office:value-type="float" office:value="2448956" table:style-name="ce14">
            <text:p>2.448.956</text:p>
          </table:table-cell>
          <table:table-cell office:value-type="percentage" office:value="0.9694071151564716" table:style-name="ce15">
            <text:p>96,9%</text:p>
          </table:table-cell>
          <table:table-cell office:value-type="float" office:value="1133180" table:style-name="ce13">
            <text:p>1.133.180</text:p>
          </table:table-cell>
          <table:table-cell office:value-type="float" office:value="1070520" table:style-name="ce13">
            <text:p>1.070.520</text:p>
          </table:table-cell>
          <table:table-cell office:value-type="float" office:value="500036" table:style-name="ce13">
            <text:p>500.036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77445" table:style-name="ce7">
            <text:p>1.477.445</text:p>
          </table:table-cell>
          <table:table-cell office:value-type="float" office:value="42000" table:style-name="ce7">
            <text:p>42.000</text:p>
          </table:table-cell>
          <table:table-cell office:value-type="float" office:value="491040" table:style-name="ce7">
            <text:p>4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274385" table:style-name="ce14">
            <text:p>2.274.385</text:p>
          </table:table-cell>
          <table:table-cell office:value-type="float" office:value="2153343.5" table:style-name="ce14">
            <text:p>2.153.344</text:p>
          </table:table-cell>
          <table:table-cell office:value-type="percentage" office:value="0.94678055826080454" table:style-name="ce15">
            <text:p>94,7%</text:p>
          </table:table-cell>
          <table:table-cell office:value-type="float" office:value="916921" table:style-name="ce13">
            <text:p>916.921</text:p>
          </table:table-cell>
          <table:table-cell office:value-type="float" office:value="871122" table:style-name="ce13">
            <text:p>871.122</text:p>
          </table:table-cell>
          <table:table-cell office:value-type="float" office:value="594404" table:style-name="ce13">
            <text:p>594.404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72000" table:style-name="ce7">
            <text:p>72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39774" table:style-name="ce14">
            <text:p>2.139.774</text:p>
          </table:table-cell>
          <table:table-cell office:value-type="float" office:value="1905249" table:style-name="ce14">
            <text:p>1.905.249</text:p>
          </table:table-cell>
          <table:table-cell office:value-type="percentage" office:value="0.89039730364047787" table:style-name="ce15">
            <text:p>89,0%</text:p>
          </table:table-cell>
          <table:table-cell office:value-type="float" office:value="915871" table:style-name="ce13">
            <text:p>915.871</text:p>
          </table:table-cell>
          <table:table-cell office:value-type="float" office:value="874229" table:style-name="ce13">
            <text:p>874.229</text:p>
          </table:table-cell>
          <table:table-cell office:value-type="float" office:value="319137" table:style-name="ce13">
            <text:p>319.137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80990" table:style-name="ce7">
            <text:p>2.580.990</text:p>
          </table:table-cell>
          <table:table-cell office:value-type="float" office:value="114000" table:style-name="ce7">
            <text:p>11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959140" table:style-name="ce14">
            <text:p>3.959.140</text:p>
          </table:table-cell>
          <table:table-cell office:value-type="float" office:value="3829778" table:style-name="ce14">
            <text:p>3.829.778</text:p>
          </table:table-cell>
          <table:table-cell office:value-type="percentage" office:value="0.96732573235601671" table:style-name="ce15">
            <text:p>96,7%</text:p>
          </table:table-cell>
          <table:table-cell office:value-type="float" office:value="1786855" table:style-name="ce13">
            <text:p>1.786.855</text:p>
          </table:table-cell>
          <table:table-cell office:value-type="float" office:value="1670973" table:style-name="ce13">
            <text:p>1.670.973</text:p>
          </table:table-cell>
          <table:table-cell office:value-type="float" office:value="708003" table:style-name="ce13">
            <text:p>708.003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68875" table:style-name="ce7">
            <text:p>868.875</text:p>
          </table:table-cell>
          <table:table-cell office:value-type="float" office:value="30000" table:style-name="ce7">
            <text:p>30.000</text:p>
          </table:table-cell>
          <table:table-cell office:value-type="float" office:value="155400" table:style-name="ce7">
            <text:p>15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196910" table:style-name="ce14">
            <text:p>1.196.910</text:p>
          </table:table-cell>
          <table:table-cell office:value-type="float" office:value="1161420.5" table:style-name="ce14">
            <text:p>1.161.421</text:p>
          </table:table-cell>
          <table:table-cell office:value-type="percentage" office:value="0.97034906551035582" table:style-name="ce15">
            <text:p>97,0%</text:p>
          </table:table-cell>
          <table:table-cell office:value-type="float" office:value="513800" table:style-name="ce13">
            <text:p>513.800</text:p>
          </table:table-cell>
          <table:table-cell office:value-type="float" office:value="486392" table:style-name="ce13">
            <text:p>486.392</text:p>
          </table:table-cell>
          <table:table-cell office:value-type="float" office:value="262627" table:style-name="ce13">
            <text:p>262.627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14000" table:style-name="ce7">
            <text:p>11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274953" table:style-name="ce14">
            <text:p>5.274.953</text:p>
          </table:table-cell>
          <table:table-cell office:value-type="float" office:value="4944068.5" table:style-name="ce14">
            <text:p>4.944.069</text:p>
          </table:table-cell>
          <table:table-cell office:value-type="percentage" office:value="0.9372725216698613" table:style-name="ce15">
            <text:p>93,7%</text:p>
          </table:table-cell>
          <table:table-cell office:value-type="float" office:value="2122781" table:style-name="ce13">
            <text:p>2.122.781</text:p>
          </table:table-cell>
          <table:table-cell office:value-type="float" office:value="2001401" table:style-name="ce13">
            <text:p>2.001.401</text:p>
          </table:table-cell>
          <table:table-cell office:value-type="float" office:value="1146142" table:style-name="ce13">
            <text:p>1.146.142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08965" table:style-name="ce7">
            <text:p>2.608.965</text:p>
          </table:table-cell>
          <table:table-cell office:value-type="float" office:value="126000" table:style-name="ce7">
            <text:p>126.000</text:p>
          </table:table-cell>
          <table:table-cell office:value-type="float" office:value="841270" table:style-name="ce7">
            <text:p>84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4052070" table:style-name="ce14">
            <text:p>4.052.070</text:p>
          </table:table-cell>
          <table:table-cell office:value-type="float" office:value="3674291.5" table:style-name="ce14">
            <text:p>3.674.292</text:p>
          </table:table-cell>
          <table:table-cell office:value-type="percentage" office:value="0.9067690094198767" table:style-name="ce15">
            <text:p>90,7%</text:p>
          </table:table-cell>
          <table:table-cell office:value-type="float" office:value="1726410" table:style-name="ce13">
            <text:p>1.726.410</text:p>
          </table:table-cell>
          <table:table-cell office:value-type="float" office:value="1593839" table:style-name="ce13">
            <text:p>1.593.839</text:p>
          </table:table-cell>
          <table:table-cell office:value-type="float" office:value="767367" table:style-name="ce13">
            <text:p>767.367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3438" table:style-name="ce7">
            <text:p>8.573.438</text:p>
          </table:table-cell>
          <table:table-cell office:value-type="float" office:value="480000" table:style-name="ce7">
            <text:p>48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103788" table:style-name="ce14">
            <text:p>14.103.788</text:p>
          </table:table-cell>
          <table:table-cell office:value-type="float" office:value="13351726" table:style-name="ce14">
            <text:p>13.351.726</text:p>
          </table:table-cell>
          <table:table-cell office:value-type="percentage" office:value="0.94667659496867085" table:style-name="ce15">
            <text:p>94,7%</text:p>
          </table:table-cell>
          <table:table-cell office:value-type="float" office:value="6405682" table:style-name="ce13">
            <text:p>6.405.682</text:p>
          </table:table-cell>
          <table:table-cell office:value-type="float" office:value="6052839" table:style-name="ce13">
            <text:p>6.052.839</text:p>
          </table:table-cell>
          <table:table-cell office:value-type="float" office:value="2832650" table:style-name="ce13">
            <text:p>2.832.650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38150" table:style-name="ce7">
            <text:p>6.538.150</text:p>
          </table:table-cell>
          <table:table-cell office:value-type="float" office:value="402000" table:style-name="ce7">
            <text:p>402.000</text:p>
          </table:table-cell>
          <table:table-cell office:value-type="float" office:value="2043650" table:style-name="ce7">
            <text:p>2.0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060825" table:style-name="ce14">
            <text:p>10.060.825</text:p>
          </table:table-cell>
          <table:table-cell office:value-type="float" office:value="9250057.5" table:style-name="ce14">
            <text:p>9.250.058</text:p>
          </table:table-cell>
          <table:table-cell office:value-type="percentage" office:value="0.91941341788571018" table:style-name="ce15">
            <text:p>91,9%</text:p>
          </table:table-cell>
          <table:table-cell office:value-type="float" office:value="4304325" table:style-name="ce13">
            <text:p>4.304.325</text:p>
          </table:table-cell>
          <table:table-cell office:value-type="float" office:value="4083845" table:style-name="ce13">
            <text:p>4.083.845</text:p>
          </table:table-cell>
          <table:table-cell office:value-type="float" office:value="1873799" table:style-name="ce13">
            <text:p>1.873.799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79443" table:style-name="ce7">
            <text:p>1.479.443</text:p>
          </table:table-cell>
          <table:table-cell office:value-type="float" office:value="60000" table:style-name="ce7">
            <text:p>60.000</text:p>
          </table:table-cell>
          <table:table-cell office:value-type="float" office:value="271770" table:style-name="ce7">
            <text:p>27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033998" table:style-name="ce14">
            <text:p>2.033.998</text:p>
          </table:table-cell>
          <table:table-cell office:value-type="float" office:value="2101377" table:style-name="ce14">
            <text:p>2.101.377</text:p>
          </table:table-cell>
          <table:table-cell office:value-type="percentage" office:value="1" table:style-name="ce15">
            <text:p>100,0%</text:p>
          </table:table-cell>
          <table:table-cell office:value-type="float" office:value="942813" table:style-name="ce13">
            <text:p>942.813</text:p>
          </table:table-cell>
          <table:table-cell office:value-type="float" office:value="894011" table:style-name="ce13">
            <text:p>894.011</text:p>
          </table:table-cell>
          <table:table-cell office:value-type="float" office:value="436027" table:style-name="ce13">
            <text:p>436.027</text:p>
          </table:table-cell>
          <table:table-cell office:value-type="date" office:date-value="2022-01-15T00:00:00" table:style-name="ce16">
            <text:p>1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964669" table:style-name="ce7">
            <text:p>3.964.669</text:p>
          </table:table-cell>
          <table:table-cell office:value-type="float" office:value="132000" table:style-name="ce7">
            <text:p>132.000</text:p>
          </table:table-cell>
          <table:table-cell office:value-type="float" office:value="834980" table:style-name="ce7">
            <text:p>834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626034" table:style-name="ce14">
            <text:p>5.626.034</text:p>
          </table:table-cell>
          <table:table-cell office:value-type="float" office:value="5721593.5" table:style-name="ce14">
            <text:p>5.721.594</text:p>
          </table:table-cell>
          <table:table-cell office:value-type="percentage" office:value="1" table:style-name="ce15">
            <text:p>100,0%</text:p>
          </table:table-cell>
          <table:table-cell office:value-type="float" office:value="2459428" table:style-name="ce13">
            <text:p>2.459.428</text:p>
          </table:table-cell>
          <table:table-cell office:value-type="float" office:value="2316400" table:style-name="ce13">
            <text:p>2.316.400</text:p>
          </table:table-cell>
          <table:table-cell office:value-type="float" office:value="1573212" table:style-name="ce13">
            <text:p>1.573.212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4135" table:style-name="ce7">
            <text:p>434.135</text:p>
          </table:table-cell>
          <table:table-cell office:value-type="float" office:value="18000" table:style-name="ce7">
            <text:p>18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12175" table:style-name="ce14">
            <text:p>612.175</text:p>
          </table:table-cell>
          <table:table-cell office:value-type="float" office:value="594194.5" table:style-name="ce14">
            <text:p>594.195</text:p>
          </table:table-cell>
          <table:table-cell office:value-type="percentage" office:value="0.97062849675337937" table:style-name="ce15">
            <text:p>97,1%</text:p>
          </table:table-cell>
          <table:table-cell office:value-type="float" office:value="278329" table:style-name="ce13">
            <text:p>278.329</text:p>
          </table:table-cell>
          <table:table-cell office:value-type="float" office:value="260704" table:style-name="ce13">
            <text:p>260.704</text:p>
          </table:table-cell>
          <table:table-cell office:value-type="float" office:value="120995" table:style-name="ce13">
            <text:p>120.995</text:p>
          </table:table-cell>
          <table:table-cell office:value-type="date" office:date-value="2022-01-15T00:00:00" table:style-name="ce16">
            <text:p>1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368685" table:style-name="ce14">
            <text:p>12.368.685</text:p>
          </table:table-cell>
          <table:table-cell office:value-type="float" office:value="12146564.5" table:style-name="ce14">
            <text:p>12.146.565</text:p>
          </table:table-cell>
          <table:table-cell office:value-type="percentage" office:value="0.9820417045142632" table:style-name="ce15">
            <text:p>98,2%</text:p>
          </table:table-cell>
          <table:table-cell office:value-type="float" office:value="5695507" table:style-name="ce13">
            <text:p>5.695.507</text:p>
          </table:table-cell>
          <table:table-cell office:value-type="float" office:value="5355554" table:style-name="ce13">
            <text:p>5.355.554</text:p>
          </table:table-cell>
          <table:table-cell office:value-type="float" office:value="2456426" table:style-name="ce13">
            <text:p>2.456.426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02000" table:style-name="ce7">
            <text:p>10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34175" table:style-name="ce14">
            <text:p>2.734.175</text:p>
          </table:table-cell>
          <table:table-cell office:value-type="float" office:value="2613256" table:style-name="ce14">
            <text:p>2.613.256</text:p>
          </table:table-cell>
          <table:table-cell office:value-type="percentage" office:value="0.95577495953989777" table:style-name="ce15">
            <text:p>95,6%</text:p>
          </table:table-cell>
          <table:table-cell office:value-type="float" office:value="1283950" table:style-name="ce13">
            <text:p>1.283.950</text:p>
          </table:table-cell>
          <table:table-cell office:value-type="float" office:value="1194555" table:style-name="ce13">
            <text:p>1.194.555</text:p>
          </table:table-cell>
          <table:table-cell office:value-type="float" office:value="474457" table:style-name="ce13">
            <text:p>474.457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45067" table:style-name="ce7">
            <text:p>845.067</text:p>
          </table:table-cell>
          <table:table-cell office:value-type="float" office:value="42000" table:style-name="ce7">
            <text:p>42.000</text:p>
          </table:table-cell>
          <table:table-cell office:value-type="float" office:value="224760" table:style-name="ce7">
            <text:p>22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270687" table:style-name="ce14">
            <text:p>1.270.687</text:p>
          </table:table-cell>
          <table:table-cell office:value-type="float" office:value="1220339" table:style-name="ce14">
            <text:p>1.220.339</text:p>
          </table:table-cell>
          <table:table-cell office:value-type="percentage" office:value="0.96037733918738444" table:style-name="ce15">
            <text:p>96,0%</text:p>
          </table:table-cell>
          <table:table-cell office:value-type="float" office:value="560300" table:style-name="ce13">
            <text:p>560.300</text:p>
          </table:table-cell>
          <table:table-cell office:value-type="float" office:value="531147" table:style-name="ce13">
            <text:p>531.147</text:p>
          </table:table-cell>
          <table:table-cell office:value-type="float" office:value="262786" table:style-name="ce13">
            <text:p>262.786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26000" table:style-name="ce7">
            <text:p>126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356770" table:style-name="ce14">
            <text:p>4.356.770</text:p>
          </table:table-cell>
          <table:table-cell office:value-type="float" office:value="4146235.5" table:style-name="ce14">
            <text:p>4.146.236</text:p>
          </table:table-cell>
          <table:table-cell office:value-type="percentage" office:value="0.95167647133082534" table:style-name="ce15">
            <text:p>95,2%</text:p>
          </table:table-cell>
          <table:table-cell office:value-type="float" office:value="1928809" table:style-name="ce13">
            <text:p>1.928.809</text:p>
          </table:table-cell>
          <table:table-cell office:value-type="float" office:value="1819071" table:style-name="ce13">
            <text:p>1.819.071</text:p>
          </table:table-cell>
          <table:table-cell office:value-type="float" office:value="922254" table:style-name="ce13">
            <text:p>922.254</text:p>
          </table:table-cell>
          <table:table-cell office:value-type="date" office:date-value="2022-01-16T00:00:00" table:style-name="ce16">
            <text:p>1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8934" table:style-name="ce7">
            <text:p>98.93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1079" table:style-name="ce14">
            <text:p>161.079</text:p>
          </table:table-cell>
          <table:table-cell office:value-type="float" office:value="136042" table:style-name="ce14">
            <text:p>136.042</text:p>
          </table:table-cell>
          <table:table-cell office:value-type="percentage" office:value="0.8445669516200125" table:style-name="ce15">
            <text:p>84,5%</text:p>
          </table:table-cell>
          <table:table-cell office:value-type="float" office:value="66817" table:style-name="ce13">
            <text:p>66.817</text:p>
          </table:table-cell>
          <table:table-cell office:value-type="float" office:value="61445" table:style-name="ce13">
            <text:p>61.445</text:p>
          </table:table-cell>
          <table:table-cell office:value-type="float" office:value="22059" table:style-name="ce13">
            <text:p>22.059</text:p>
          </table:table-cell>
          <table:table-cell office:value-type="date" office:date-value="2022-01-15T00:00:00" table:style-name="ce16">
            <text:p>1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7920" table:style-name="ce7">
            <text:p>97.92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4270" table:style-name="ce14">
            <text:p>154.270</text:p>
          </table:table-cell>
          <table:table-cell office:value-type="float" office:value="130237.5" table:style-name="ce14">
            <text:p>130.238</text:p>
          </table:table-cell>
          <table:table-cell office:value-type="percentage" office:value="0.84421792960394115" table:style-name="ce15">
            <text:p>84,4%</text:p>
          </table:table-cell>
          <table:table-cell office:value-type="float" office:value="64020" table:style-name="ce13">
            <text:p>64.020</text:p>
          </table:table-cell>
          <table:table-cell office:value-type="float" office:value="58927" table:style-name="ce13">
            <text:p>58.927</text:p>
          </table:table-cell>
          <table:table-cell office:value-type="float" office:value="21578" table:style-name="ce13">
            <text:p>21.578</text:p>
          </table:table-cell>
          <table:table-cell office:value-type="date" office:date-value="2022-01-14T00:00:00" table:style-name="ce17">
            <text:p>1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8903.5" table:style-name="ce14">
            <text:p>208.904</text:p>
          </table:table-cell>
          <table:table-cell office:value-type="percentage" office:value="0.9842888643880926" table:style-name="ce15">
            <text:p>98,4%</text:p>
          </table:table-cell>
          <table:table-cell office:value-type="float" office:value="95372" table:style-name="ce13">
            <text:p>95.372</text:p>
          </table:table-cell>
          <table:table-cell office:value-type="float" office:value="92276" table:style-name="ce13">
            <text:p>92.276</text:p>
          </table:table-cell>
          <table:table-cell office:value-type="float" office:value="44667" table:style-name="ce13">
            <text:p>44.667</text:p>
          </table:table-cell>
          <table:table-cell office:value-type="date" office:date-value="2022-01-14T00:00:00" table:style-name="ce17">
            <text:p>14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480" table:style-name="ce7">
            <text:p>6.48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165" table:style-name="ce14">
            <text:p>11.165</text:p>
          </table:table-cell>
          <table:table-cell office:value-type="float" office:value="11017" table:style-name="ce14">
            <text:p>11.017</text:p>
          </table:table-cell>
          <table:table-cell office:value-type="percentage" office:value="0.98674429019256604" table:style-name="ce15">
            <text:p>98,7%</text:p>
          </table:table-cell>
          <table:table-cell office:value-type="float" office:value="7891" table:style-name="ce13">
            <text:p>7.891</text:p>
          </table:table-cell>
          <table:table-cell office:value-type="float" office:value="7430" table:style-name="ce13">
            <text:p>7.430</text:p>
          </table:table-cell>
          <table:table-cell office:value-type="float" office:value="816" table:style-name="ce13">
            <text:p>816</text:p>
          </table:table-cell>
          <table:table-cell office:value-type="date" office:date-value="2022-01-13T00:00:00" table:style-name="ce17">
            <text:p>1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0474237" table:style-name="ce19">
            <text:p>60.474.237</text:p>
          </table:table-cell>
          <table:table-cell office:value-type="float" office:value="2802000" table:style-name="ce19">
            <text:p>2.802.000</text:p>
          </table:table-cell>
          <table:table-cell office:value-type="float" office:value="16747770" table:style-name="ce20">
            <text:p>16.747.770</text:p>
          </table:table-cell>
          <table:table-cell office:value-type="float" office:value="9011510" table:style-name="ce21">
            <text:p>9.011.510</text:p>
          </table:table-cell>
          <table:table-cell office:value-type="float" office:value="2114895" table:style-name="ce22">
            <text:p>2.114.895</text:p>
          </table:table-cell>
          <table:table-cell office:value-type="float" office:value="91150412" table:style-name="ce23">
            <text:p>91.150.412</text:p>
          </table:table-cell>
          <table:table-cell office:value-type="float" office:value="87153288.5" table:style-name="ce23">
            <text:p>87.153.289</text:p>
          </table:table-cell>
          <table:table-cell office:value-type="percentage" office:value="0.95614804791008512" table:style-name="ce24">
            <text:p>95,6%</text:p>
          </table:table-cell>
          <table:table-cell office:value-type="float" office:value="40437079" table:style-name="ce23">
            <text:p>40.437.079</text:p>
          </table:table-cell>
          <table:table-cell office:value-type="float" office:value="38173059" table:style-name="ce23">
            <text:p>38.173.059</text:p>
          </table:table-cell>
          <table:table-cell office:value-type="float" office:value="17793948" table:style-name="ce23">
            <text:p>17.793.94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6998497" table:style-name="ce31">
            <text:p>6.998.497</text:p>
          </table:table-cell>
          <table:table-cell office:value-type="percentage" office:value="0.93213803134121509" table:style-name="ce32">
            <text:p>93,2%</text:p>
          </table:table-cell>
          <table:table-cell office:value-type="float" office:value="6876379" table:style-name="ce31">
            <text:p>6.876.379</text:p>
          </table:table-cell>
          <table:table-cell office:value-type="percentage" office:value="0.9158729915603413" table:style-name="ce32">
            <text:p>91,6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89306" table:style-name="ce31">
            <text:p>1.089.306</text:p>
          </table:table-cell>
          <table:table-cell office:value-type="percentage" office:value="0.9158388038419113" table:style-name="ce32">
            <text:p>91,6%</text:p>
          </table:table-cell>
          <table:table-cell office:value-type="float" office:value="1070520" table:style-name="ce31">
            <text:p>1.070.520</text:p>
          </table:table-cell>
          <table:table-cell office:value-type="percentage" office:value="0.90004439183190288" table:style-name="ce32">
            <text:p>90,0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127" table:style-name="ce31">
            <text:p>882.127</text:p>
          </table:table-cell>
          <table:table-cell office:value-type="percentage" office:value="0.94806797163083978" table:style-name="ce32">
            <text:p>94,8%</text:p>
          </table:table-cell>
          <table:table-cell office:value-type="float" office:value="871122" table:style-name="ce31">
            <text:p>871.122</text:p>
          </table:table-cell>
          <table:table-cell office:value-type="percentage" office:value="0.93624032319949446" table:style-name="ce32">
            <text:p>93,6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2155" table:style-name="ce31">
            <text:p>892.155</text:p>
          </table:table-cell>
          <table:table-cell office:value-type="percentage" office:value="0.82363894692236894" table:style-name="ce32">
            <text:p>82,4%</text:p>
          </table:table-cell>
          <table:table-cell office:value-type="float" office:value="874229" table:style-name="ce31">
            <text:p>874.229</text:p>
          </table:table-cell>
          <table:table-cell office:value-type="percentage" office:value="0.80708963456910021" table:style-name="ce32">
            <text:p>80,7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27376" table:style-name="ce31">
            <text:p>1.727.376</text:p>
          </table:table-cell>
          <table:table-cell office:value-type="percentage" office:value="0.84945412200462944" table:style-name="ce32">
            <text:p>84,9%</text:p>
          </table:table-cell>
          <table:table-cell office:value-type="float" office:value="1670973" table:style-name="ce31">
            <text:p>1.670.973</text:p>
          </table:table-cell>
          <table:table-cell office:value-type="percentage" office:value="0.82171739251236653" table:style-name="ce32">
            <text:p>82,2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190" table:style-name="ce31">
            <text:p>492.190</text:p>
          </table:table-cell>
          <table:table-cell office:value-type="percentage" office:value="0.93383700589304486" table:style-name="ce32">
            <text:p>93,4%</text:p>
          </table:table-cell>
          <table:table-cell office:value-type="float" office:value="486392" table:style-name="ce31">
            <text:p>486.392</text:p>
          </table:table-cell>
          <table:table-cell office:value-type="percentage" office:value="0.92283640254846677" table:style-name="ce32">
            <text:p>92,3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39515" table:style-name="ce31">
            <text:p>2.039.515</text:p>
          </table:table-cell>
          <table:table-cell office:value-type="percentage" office:value="0.93893881128780765" table:style-name="ce32">
            <text:p>93,9%</text:p>
          </table:table-cell>
          <table:table-cell office:value-type="float" office:value="2001401" table:style-name="ce31">
            <text:p>2.001.401</text:p>
          </table:table-cell>
          <table:table-cell office:value-type="percentage" office:value="0.92139213286013066" table:style-name="ce32">
            <text:p>92,1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4379" table:style-name="ce31">
            <text:p>1.654.379</text:p>
          </table:table-cell>
          <table:table-cell office:value-type="percentage" office:value="0.91096051830258762" table:style-name="ce32">
            <text:p>91,1%</text:p>
          </table:table-cell>
          <table:table-cell office:value-type="float" office:value="1593839" table:style-name="ce31">
            <text:p>1.593.839</text:p>
          </table:table-cell>
          <table:table-cell office:value-type="percentage" office:value="0.87762501913459856" table:style-name="ce32">
            <text:p>87,8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08739" table:style-name="ce31">
            <text:p>6.208.739</text:p>
          </table:table-cell>
          <table:table-cell office:value-type="percentage" office:value="0.91541728358074281" table:style-name="ce32">
            <text:p>91,5%</text:p>
          </table:table-cell>
          <table:table-cell office:value-type="float" office:value="6052839" table:style-name="ce31">
            <text:p>6.052.839</text:p>
          </table:table-cell>
          <table:table-cell office:value-type="percentage" office:value="0.89243136735681428" table:style-name="ce32">
            <text:p>89,2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56863" table:style-name="ce31">
            <text:p>4.156.863</text:p>
          </table:table-cell>
          <table:table-cell office:value-type="percentage" office:value="0.9253871193087484" table:style-name="ce32">
            <text:p>92,5%</text:p>
          </table:table-cell>
          <table:table-cell office:value-type="float" office:value="4083845" table:style-name="ce31">
            <text:p>4.083.845</text:p>
          </table:table-cell>
          <table:table-cell office:value-type="percentage" office:value="0.90913209318022647" table:style-name="ce32">
            <text:p>90,9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174" table:style-name="ce31">
            <text:p>907.174</text:p>
          </table:table-cell>
          <table:table-cell office:value-type="percentage" office:value="0.9550305824884987" table:style-name="ce32">
            <text:p>95,5%</text:p>
          </table:table-cell>
          <table:table-cell office:value-type="float" office:value="894011" table:style-name="ce31">
            <text:p>894.011</text:p>
          </table:table-cell>
          <table:table-cell office:value-type="percentage" office:value="0.94117318847445497" table:style-name="ce32">
            <text:p>94,1%</text:p>
          </table:table-cell>
          <table:table-cell office:value-type="date" office:date-value="2022-01-15T00:00:00" table:style-name="ce33">
            <text:p>1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6666" table:style-name="ce31">
            <text:p>2.336.666</text:p>
          </table:table-cell>
          <table:table-cell office:value-type="percentage" office:value="0.95136204276081815" table:style-name="ce32">
            <text:p>95,1%</text:p>
          </table:table-cell>
          <table:table-cell office:value-type="float" office:value="2316400" table:style-name="ce31">
            <text:p>2.316.400</text:p>
          </table:table-cell>
          <table:table-cell office:value-type="percentage" office:value="0.94311084076678442" table:style-name="ce32">
            <text:p>94,3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012" table:style-name="ce31">
            <text:p>267.012</text:p>
          </table:table-cell>
          <table:table-cell office:value-type="percentage" office:value="0.94860362584775415" table:style-name="ce32">
            <text:p>94,9%</text:p>
          </table:table-cell>
          <table:table-cell office:value-type="float" office:value="260704" table:style-name="ce31">
            <text:p>260.704</text:p>
          </table:table-cell>
          <table:table-cell office:value-type="percentage" office:value="0.92619342828417039" table:style-name="ce32">
            <text:p>92,6%</text:p>
          </table:table-cell>
          <table:table-cell office:value-type="date" office:date-value="2022-01-15T00:00:00" table:style-name="ce33">
            <text:p>1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493737" table:style-name="ce31">
            <text:p>5.493.737</text:p>
          </table:table-cell>
          <table:table-cell office:value-type="percentage" office:value="0.92008401402265783" table:style-name="ce32">
            <text:p>92,0%</text:p>
          </table:table-cell>
          <table:table-cell office:value-type="float" office:value="5355554" table:style-name="ce31">
            <text:p>5.355.554</text:p>
          </table:table-cell>
          <table:table-cell office:value-type="percentage" office:value="0.89694130272983608" table:style-name="ce32">
            <text:p>89,7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27373" table:style-name="ce31">
            <text:p>1.227.373</text:p>
          </table:table-cell>
          <table:table-cell office:value-type="percentage" office:value="0.93151180846590886" table:style-name="ce32">
            <text:p>93,2%</text:p>
          </table:table-cell>
          <table:table-cell office:value-type="float" office:value="1194555" table:style-name="ce31">
            <text:p>1.194.555</text:p>
          </table:table-cell>
          <table:table-cell office:value-type="percentage" office:value="0.9066046657063449" table:style-name="ce32">
            <text:p>90,7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7700" table:style-name="ce31">
            <text:p>537.700</text:p>
          </table:table-cell>
          <table:table-cell office:value-type="percentage" office:value="0.92679092823876974" table:style-name="ce32">
            <text:p>92,7%</text:p>
          </table:table-cell>
          <table:table-cell office:value-type="float" office:value="531147" table:style-name="ce31">
            <text:p>531.147</text:p>
          </table:table-cell>
          <table:table-cell office:value-type="percentage" office:value="0.91549604084291958" table:style-name="ce32">
            <text:p>91,5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5189" table:style-name="ce31">
            <text:p>1.855.189</text:p>
          </table:table-cell>
          <table:table-cell office:value-type="percentage" office:value="0.94882299119346702" table:style-name="ce32">
            <text:p>94,9%</text:p>
          </table:table-cell>
          <table:table-cell office:value-type="float" office:value="1819071" table:style-name="ce31">
            <text:p>1.819.071</text:p>
          </table:table-cell>
          <table:table-cell office:value-type="percentage" office:value="0.93035070141817966" table:style-name="ce32">
            <text:p>93,0%</text:p>
          </table:table-cell>
          <table:table-cell office:value-type="date" office:date-value="2022-01-16T00:00:00" table:style-name="ce33">
            <text:p>1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4288" table:style-name="ce31">
            <text:p>64.288</text:p>
          </table:table-cell>
          <table:table-cell office:value-type="percentage" office:value="0.90509510200059129" table:style-name="ce32">
            <text:p>90,5%</text:p>
          </table:table-cell>
          <table:table-cell office:value-type="float" office:value="61445" table:style-name="ce31">
            <text:p>61.445</text:p>
          </table:table-cell>
          <table:table-cell office:value-type="percentage" office:value="0.86506919708851315" table:style-name="ce32">
            <text:p>86,5%</text:p>
          </table:table-cell>
          <table:table-cell office:value-type="date" office:date-value="2022-01-15T00:00:00" table:style-name="ce33">
            <text:p>15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278" table:style-name="ce31">
            <text:p>61.278</text:p>
          </table:table-cell>
          <table:table-cell office:value-type="percentage" office:value="0.89763571909881934" table:style-name="ce32">
            <text:p>89,8%</text:p>
          </table:table-cell>
          <table:table-cell office:value-type="float" office:value="58927" table:style-name="ce31">
            <text:p>58.927</text:p>
          </table:table-cell>
          <table:table-cell office:value-type="percentage" office:value="0.86319690621978729" table:style-name="ce32">
            <text:p>86,3%</text:p>
          </table:table-cell>
          <table:table-cell office:value-type="date" office:date-value="2022-01-14T00:00:00" table:style-name="ce33">
            <text:p>1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72" table:style-name="ce31">
            <text:p>95.372</text:p>
          </table:table-cell>
          <table:table-cell office:value-type="string" table:style-name="ce32">
            <text:p>-</text:p>
          </table:table-cell>
          <table:table-cell office:value-type="float" office:value="92276" table:style-name="ce31">
            <text:p>92.276</text:p>
          </table:table-cell>
          <table:table-cell office:value-type="string" table:style-name="ce32">
            <text:p>-</text:p>
          </table:table-cell>
          <table:table-cell office:value-type="date" office:date-value="2022-01-14T00:00:00" table:style-name="ce33">
            <text:p>14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91" table:style-name="ce31">
            <text:p>7.891</text:p>
          </table:table-cell>
          <table:table-cell office:value-type="string" table:style-name="ce32">
            <text:p>-</text:p>
          </table:table-cell>
          <table:table-cell office:value-type="float" office:value="7430" table:style-name="ce31">
            <text:p>7.430</text:p>
          </table:table-cell>
          <table:table-cell office:value-type="string" table:style-name="ce32">
            <text:p>-</text:p>
          </table:table-cell>
          <table:table-cell office:value-type="date" office:date-value="2022-01-13T00:00:00" table:style-name="ce33">
            <text:p>1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8994827" table:style-name="ce34">
            <text:p>38.994.827</text:p>
          </table:table-cell>
          <table:table-cell office:value-type="percentage" office:value="0.92437587994775305" table:style-name="ce24">
            <text:p>92,4%</text:p>
          </table:table-cell>
          <table:table-cell office:value-type="float" office:value="38173059" table:style-name="ce34">
            <text:p>38.173.059</text:p>
          </table:table-cell>
          <table:table-cell office:value-type="percentage" office:value="0.90489579562495537" table:style-name="ce24">
            <text:p>90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169" table:style-name="ce43">
            <text:p>435.169</text:p>
          </table:table-cell>
          <table:table-cell office:value-type="percentage" office:value="1" table:style-name="ce44">
            <text:p>100,0%</text:p>
          </table:table-cell>
          <table:table-cell office:value-type="float" office:value="656012" table:style-name="ce43">
            <text:p>656.012</text:p>
          </table:table-cell>
          <table:table-cell office:value-type="percentage" office:value="1" table:style-name="ce44">
            <text:p>100,0%</text:p>
          </table:table-cell>
          <table:table-cell office:value-type="float" office:value="936200" table:style-name="ce43">
            <text:p>936.200</text:p>
          </table:table-cell>
          <table:table-cell office:value-type="percentage" office:value="0.97701071455779365" table:style-name="ce44">
            <text:p>97,7%</text:p>
          </table:table-cell>
          <table:table-cell office:value-type="float" office:value="1227049" table:style-name="ce43">
            <text:p>1.227.049</text:p>
          </table:table-cell>
          <table:table-cell office:value-type="percentage" office:value="0.9529804107049521" table:style-name="ce44">
            <text:p>95,3%</text:p>
          </table:table-cell>
          <table:table-cell office:value-type="float" office:value="1272681" table:style-name="ce43">
            <text:p>1.272.681</text:p>
          </table:table-cell>
          <table:table-cell office:value-type="percentage" office:value="0.919344003189977" table:style-name="ce44">
            <text:p>91,9%</text:p>
          </table:table-cell>
          <table:table-cell office:value-type="float" office:value="961768" table:style-name="ce43">
            <text:p>961.768</text:p>
          </table:table-cell>
          <table:table-cell office:value-type="percentage" office:value="0.8729275449661591" table:style-name="ce44">
            <text:p>87,3%</text:p>
          </table:table-cell>
          <table:table-cell office:value-type="float" office:value="804670" table:style-name="ce43">
            <text:p>804.670</text:p>
          </table:table-cell>
          <table:table-cell office:value-type="percentage" office:value="0.86886899208735013" table:style-name="ce44">
            <text:p>86,9%</text:p>
          </table:table-cell>
          <table:table-cell office:value-type="float" office:value="704948" table:style-name="ce43">
            <text:p>704.948</text:p>
          </table:table-cell>
          <table:table-cell office:value-type="percentage" office:value="0.91214549858574667" table:style-name="ce44">
            <text:p>91,2%</text:p>
          </table:table-cell>
          <table:table-cell office:value-type="float" office:value="6998497" table:style-name="ce43">
            <text:p>6.998.497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213803134121509" table:style-name="ce44">
            <text:p>93,2%</text:p>
          </table:table-cell>
          <table:table-cell office:value-type="percentage" office:value="0.82313789450445685" table:style-name="ce44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07" table:style-name="ce46">
            <text:p>101.607</text:p>
          </table:table-cell>
          <table:table-cell office:value-type="percentage" office:value="1" table:style-name="ce47">
            <text:p>100,0%</text:p>
          </table:table-cell>
          <table:table-cell office:value-type="float" office:value="119721" table:style-name="ce46">
            <text:p>119.721</text:p>
          </table:table-cell>
          <table:table-cell office:value-type="percentage" office:value="1" table:style-name="ce47">
            <text:p>100,0%</text:p>
          </table:table-cell>
          <table:table-cell office:value-type="float" office:value="155713" table:style-name="ce46">
            <text:p>155.713</text:p>
          </table:table-cell>
          <table:table-cell office:value-type="percentage" office:value="0.96530283305436737" table:style-name="ce47">
            <text:p>96,5%</text:p>
          </table:table-cell>
          <table:table-cell office:value-type="float" office:value="187971" table:style-name="ce46">
            <text:p>187.971</text:p>
          </table:table-cell>
          <table:table-cell office:value-type="percentage" office:value="0.93531870428422148" table:style-name="ce47">
            <text:p>93,5%</text:p>
          </table:table-cell>
          <table:table-cell office:value-type="float" office:value="191341" table:style-name="ce46">
            <text:p>191.341</text:p>
          </table:table-cell>
          <table:table-cell office:value-type="percentage" office:value="0.89563605555217496" table:style-name="ce47">
            <text:p>89,6%</text:p>
          </table:table-cell>
          <table:table-cell office:value-type="float" office:value="130610" table:style-name="ce46">
            <text:p>130.610</text:p>
          </table:table-cell>
          <table:table-cell office:value-type="percentage" office:value="0.82519364662176675" table:style-name="ce47">
            <text:p>82,5%</text:p>
          </table:table-cell>
          <table:table-cell office:value-type="float" office:value="109228" table:style-name="ce46">
            <text:p>109.228</text:p>
          </table:table-cell>
          <table:table-cell office:value-type="percentage" office:value="0.83508922154773013" table:style-name="ce47">
            <text:p>83,5%</text:p>
          </table:table-cell>
          <table:table-cell office:value-type="float" office:value="93115" table:style-name="ce46">
            <text:p>93.115</text:p>
          </table:table-cell>
          <table:table-cell office:value-type="percentage" office:value="0.86993282696637608" table:style-name="ce47">
            <text:p>87,0%</text:p>
          </table:table-cell>
          <table:table-cell office:value-type="float" office:value="1089306" table:style-name="ce46">
            <text:p>1.089.306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58388038419113" table:style-name="ce47">
            <text:p>91,6%</text:p>
          </table:table-cell>
          <table:table-cell office:value-type="percentage" office:value="0.8183299489983345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77" table:style-name="ce46">
            <text:p>89.177</text:p>
          </table:table-cell>
          <table:table-cell office:value-type="percentage" office:value="1" table:style-name="ce47">
            <text:p>100,0%</text:p>
          </table:table-cell>
          <table:table-cell office:value-type="float" office:value="114664" table:style-name="ce46">
            <text:p>114.664</text:p>
          </table:table-cell>
          <table:table-cell office:value-type="percentage" office:value="1" table:style-name="ce47">
            <text:p>100,0%</text:p>
          </table:table-cell>
          <table:table-cell office:value-type="float" office:value="148935" table:style-name="ce46">
            <text:p>148.935</text:p>
          </table:table-cell>
          <table:table-cell office:value-type="percentage" office:value="0.97989999342061973" table:style-name="ce47">
            <text:p>98,0%</text:p>
          </table:table-cell>
          <table:table-cell office:value-type="float" office:value="154125" table:style-name="ce46">
            <text:p>154.125</text:p>
          </table:table-cell>
          <table:table-cell office:value-type="percentage" office:value="0.95090169851249051" table:style-name="ce47">
            <text:p>95,1%</text:p>
          </table:table-cell>
          <table:table-cell office:value-type="float" office:value="152081" table:style-name="ce46">
            <text:p>152.081</text:p>
          </table:table-cell>
          <table:table-cell office:value-type="percentage" office:value="0.91659233365477344" table:style-name="ce47">
            <text:p>91,7%</text:p>
          </table:table-cell>
          <table:table-cell office:value-type="float" office:value="92647" table:style-name="ce46">
            <text:p>92.647</text:p>
          </table:table-cell>
          <table:table-cell office:value-type="percentage" office:value="0.85317383576907846" table:style-name="ce47">
            <text:p>85,3%</text:p>
          </table:table-cell>
          <table:table-cell office:value-type="float" office:value="68375" table:style-name="ce46">
            <text:p>68.375</text:p>
          </table:table-cell>
          <table:table-cell office:value-type="percentage" office:value="0.86286312813911814" table:style-name="ce47">
            <text:p>86,3%</text:p>
          </table:table-cell>
          <table:table-cell office:value-type="float" office:value="62123" table:style-name="ce46">
            <text:p>62.123</text:p>
          </table:table-cell>
          <table:table-cell office:value-type="percentage" office:value="0.95198908912590419" table:style-name="ce47">
            <text:p>95,2%</text:p>
          </table:table-cell>
          <table:table-cell office:value-type="float" office:value="882127" table:style-name="ce46">
            <text:p>882.127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06797163083978" table:style-name="ce47">
            <text:p>94,8%</text:p>
          </table:table-cell>
          <table:table-cell office:value-type="percentage" office:value="0.87090194483304684" table:style-name="ce47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0" table:style-name="ce46">
            <text:p>51.790</text:p>
          </table:table-cell>
          <table:table-cell office:value-type="percentage" office:value="0.96563682807226892" table:style-name="ce47">
            <text:p>96,6%</text:p>
          </table:table-cell>
          <table:table-cell office:value-type="float" office:value="79829" table:style-name="ce46">
            <text:p>79.829</text:p>
          </table:table-cell>
          <table:table-cell office:value-type="percentage" office:value="0.9151133732260357" table:style-name="ce47">
            <text:p>91,5%</text:p>
          </table:table-cell>
          <table:table-cell office:value-type="float" office:value="111976" table:style-name="ce46">
            <text:p>111.976</text:p>
          </table:table-cell>
          <table:table-cell office:value-type="percentage" office:value="0.87898079172325005" table:style-name="ce47">
            <text:p>87,9%</text:p>
          </table:table-cell>
          <table:table-cell office:value-type="float" office:value="153328" table:style-name="ce46">
            <text:p>153.328</text:p>
          </table:table-cell>
          <table:table-cell office:value-type="percentage" office:value="0.86378078734479569" table:style-name="ce47">
            <text:p>86,4%</text:p>
          </table:table-cell>
          <table:table-cell office:value-type="float" office:value="173314" table:style-name="ce46">
            <text:p>173.314</text:p>
          </table:table-cell>
          <table:table-cell office:value-type="percentage" office:value="0.80007201451369425" table:style-name="ce47">
            <text:p>80,0%</text:p>
          </table:table-cell>
          <table:table-cell office:value-type="float" office:value="134784" table:style-name="ce46">
            <text:p>134.784</text:p>
          </table:table-cell>
          <table:table-cell office:value-type="percentage" office:value="0.73233467538183183" table:style-name="ce47">
            <text:p>73,2%</text:p>
          </table:table-cell>
          <table:table-cell office:value-type="float" office:value="104222" table:style-name="ce46">
            <text:p>104.222</text:p>
          </table:table-cell>
          <table:table-cell office:value-type="percentage" office:value="0.75956359820133657" table:style-name="ce47">
            <text:p>76,0%</text:p>
          </table:table-cell>
          <table:table-cell office:value-type="float" office:value="82912" table:style-name="ce46">
            <text:p>82.912</text:p>
          </table:table-cell>
          <table:table-cell office:value-type="percentage" office:value="0.8329850506349461" table:style-name="ce47">
            <text:p>83,3%</text:p>
          </table:table-cell>
          <table:table-cell office:value-type="float" office:value="892155" table:style-name="ce46">
            <text:p>892.155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363894692236894" table:style-name="ce47">
            <text:p>82,4%</text:p>
          </table:table-cell>
          <table:table-cell office:value-type="percentage" office:value="0.73140948125678917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528" table:style-name="ce46">
            <text:p>94.528</text:p>
          </table:table-cell>
          <table:table-cell office:value-type="percentage" office:value="0.94187042904685037" table:style-name="ce47">
            <text:p>94,2%</text:p>
          </table:table-cell>
          <table:table-cell office:value-type="float" office:value="155579" table:style-name="ce46">
            <text:p>155.579</text:p>
          </table:table-cell>
          <table:table-cell office:value-type="percentage" office:value="0.92912939096783442" table:style-name="ce47">
            <text:p>92,9%</text:p>
          </table:table-cell>
          <table:table-cell office:value-type="float" office:value="228577" table:style-name="ce46">
            <text:p>228.577</text:p>
          </table:table-cell>
          <table:table-cell office:value-type="percentage" office:value="0.90865615869292993" table:style-name="ce47">
            <text:p>90,9%</text:p>
          </table:table-cell>
          <table:table-cell office:value-type="float" office:value="324695" table:style-name="ce46">
            <text:p>324.695</text:p>
          </table:table-cell>
          <table:table-cell office:value-type="percentage" office:value="0.88173155517899671" table:style-name="ce47">
            <text:p>88,2%</text:p>
          </table:table-cell>
          <table:table-cell office:value-type="float" office:value="323458" table:style-name="ce46">
            <text:p>323.458</text:p>
          </table:table-cell>
          <table:table-cell office:value-type="percentage" office:value="0.82074066555867087" table:style-name="ce47">
            <text:p>82,1%</text:p>
          </table:table-cell>
          <table:table-cell office:value-type="float" office:value="237140" table:style-name="ce46">
            <text:p>237.140</text:p>
          </table:table-cell>
          <table:table-cell office:value-type="percentage" office:value="0.75796996758954427" table:style-name="ce47">
            <text:p>75,8%</text:p>
          </table:table-cell>
          <table:table-cell office:value-type="float" office:value="197167" table:style-name="ce46">
            <text:p>197.167</text:p>
          </table:table-cell>
          <table:table-cell office:value-type="percentage" office:value="0.77420279497861944" table:style-name="ce47">
            <text:p>77,4%</text:p>
          </table:table-cell>
          <table:table-cell office:value-type="float" office:value="166232" table:style-name="ce46">
            <text:p>166.232</text:p>
          </table:table-cell>
          <table:table-cell office:value-type="percentage" office:value="0.90213551135592762" table:style-name="ce47">
            <text:p>90,2%</text:p>
          </table:table-cell>
          <table:table-cell office:value-type="float" office:value="1727376" table:style-name="ce46">
            <text:p>1.727.376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4945412200462944" table:style-name="ce47">
            <text:p>84,9%</text:p>
          </table:table-cell>
          <table:table-cell office:value-type="percentage" office:value="0.76964884116649268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0" table:style-name="ce46">
            <text:p>42.540</text:p>
          </table:table-cell>
          <table:table-cell office:value-type="percentage" office:value="1" table:style-name="ce47">
            <text:p>100,0%</text:p>
          </table:table-cell>
          <table:table-cell office:value-type="float" office:value="56168" table:style-name="ce46">
            <text:p>56.168</text:p>
          </table:table-cell>
          <table:table-cell office:value-type="percentage" office:value="1" table:style-name="ce47">
            <text:p>100,0%</text:p>
          </table:table-cell>
          <table:table-cell office:value-type="float" office:value="77171" table:style-name="ce46">
            <text:p>77.171</text:p>
          </table:table-cell>
          <table:table-cell office:value-type="percentage" office:value="0.97368055818413513" table:style-name="ce47">
            <text:p>97,4%</text:p>
          </table:table-cell>
          <table:table-cell office:value-type="float" office:value="85024" table:style-name="ce46">
            <text:p>85.024</text:p>
          </table:table-cell>
          <table:table-cell office:value-type="percentage" office:value="0.93463779267890512" table:style-name="ce47">
            <text:p>93,5%</text:p>
          </table:table-cell>
          <table:table-cell office:value-type="float" office:value="89247" table:style-name="ce46">
            <text:p>89.247</text:p>
          </table:table-cell>
          <table:table-cell office:value-type="percentage" office:value="0.9164253588811534" table:style-name="ce47">
            <text:p>91,6%</text:p>
          </table:table-cell>
          <table:table-cell office:value-type="float" office:value="56478" table:style-name="ce46">
            <text:p>56.478</text:p>
          </table:table-cell>
          <table:table-cell office:value-type="percentage" office:value="0.8409720360939873" table:style-name="ce47">
            <text:p>84,1%</text:p>
          </table:table-cell>
          <table:table-cell office:value-type="float" office:value="43117" table:style-name="ce46">
            <text:p>43.117</text:p>
          </table:table-cell>
          <table:table-cell office:value-type="percentage" office:value="0.84754191810980284" table:style-name="ce47">
            <text:p>84,8%</text:p>
          </table:table-cell>
          <table:table-cell office:value-type="float" office:value="42445" table:style-name="ce46">
            <text:p>42.445</text:p>
          </table:table-cell>
          <table:table-cell office:value-type="percentage" office:value="0.93732747388644744" table:style-name="ce47">
            <text:p>93,7%</text:p>
          </table:table-cell>
          <table:table-cell office:value-type="float" office:value="492190" table:style-name="ce46">
            <text:p>492.190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383700589304486" table:style-name="ce47">
            <text:p>93,4%</text:p>
          </table:table-cell>
          <table:table-cell office:value-type="percentage" office:value="0.84328927191577219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34" table:style-name="ce46">
            <text:p>229.934</text:p>
          </table:table-cell>
          <table:table-cell office:value-type="percentage" office:value="1" table:style-name="ce47">
            <text:p>100,0%</text:p>
          </table:table-cell>
          <table:table-cell office:value-type="float" office:value="252243" table:style-name="ce46">
            <text:p>252.243</text:p>
          </table:table-cell>
          <table:table-cell office:value-type="percentage" office:value="1" table:style-name="ce47">
            <text:p>100,0%</text:p>
          </table:table-cell>
          <table:table-cell office:value-type="float" office:value="324343" table:style-name="ce46">
            <text:p>324.343</text:p>
          </table:table-cell>
          <table:table-cell office:value-type="percentage" office:value="0.9911380839315127" table:style-name="ce47">
            <text:p>99,1%</text:p>
          </table:table-cell>
          <table:table-cell office:value-type="float" office:value="357190" table:style-name="ce46">
            <text:p>357.190</text:p>
          </table:table-cell>
          <table:table-cell office:value-type="percentage" office:value="0.93700731631178136" table:style-name="ce47">
            <text:p>93,7%</text:p>
          </table:table-cell>
          <table:table-cell office:value-type="float" office:value="324948" table:style-name="ce46">
            <text:p>324.948</text:p>
          </table:table-cell>
          <table:table-cell office:value-type="percentage" office:value="0.90212713977157266" table:style-name="ce47">
            <text:p>90,2%</text:p>
          </table:table-cell>
          <table:table-cell office:value-type="float" office:value="217599" table:style-name="ce46">
            <text:p>217.599</text:p>
          </table:table-cell>
          <table:table-cell office:value-type="percentage" office:value="0.84046859429436616" table:style-name="ce47">
            <text:p>84,0%</text:p>
          </table:table-cell>
          <table:table-cell office:value-type="float" office:value="179420" table:style-name="ce46">
            <text:p>179.420</text:p>
          </table:table-cell>
          <table:table-cell office:value-type="percentage" office:value="0.84720392484618401" table:style-name="ce47">
            <text:p>84,7%</text:p>
          </table:table-cell>
          <table:table-cell office:value-type="float" office:value="153838" table:style-name="ce46">
            <text:p>153.838</text:p>
          </table:table-cell>
          <table:table-cell office:value-type="percentage" office:value="0.91462443073044863" table:style-name="ce47">
            <text:p>91,5%</text:p>
          </table:table-cell>
          <table:table-cell office:value-type="float" office:value="2039515" table:style-name="ce46">
            <text:p>2.039.515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893881128780765" table:style-name="ce47">
            <text:p>93,9%</text:p>
          </table:table-cell>
          <table:table-cell office:value-type="percentage" office:value="0.8545517166537685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51" table:style-name="ce46">
            <text:p>139.351</text:p>
          </table:table-cell>
          <table:table-cell office:value-type="percentage" office:value="1" table:style-name="ce47">
            <text:p>100,0%</text:p>
          </table:table-cell>
          <table:table-cell office:value-type="float" office:value="159794" table:style-name="ce46">
            <text:p>159.794</text:p>
          </table:table-cell>
          <table:table-cell office:value-type="percentage" office:value="1" table:style-name="ce47">
            <text:p>100,0%</text:p>
          </table:table-cell>
          <table:table-cell office:value-type="float" office:value="225794" table:style-name="ce46">
            <text:p>225.794</text:p>
          </table:table-cell>
          <table:table-cell office:value-type="percentage" office:value="0.9902029575315312" table:style-name="ce47">
            <text:p>99,0%</text:p>
          </table:table-cell>
          <table:table-cell office:value-type="float" office:value="290040" table:style-name="ce46">
            <text:p>290.040</text:p>
          </table:table-cell>
          <table:table-cell office:value-type="percentage" office:value="0.93138561432466194" table:style-name="ce47">
            <text:p>93,1%</text:p>
          </table:table-cell>
          <table:table-cell office:value-type="float" office:value="291498" table:style-name="ce46">
            <text:p>291.498</text:p>
          </table:table-cell>
          <table:table-cell office:value-type="percentage" office:value="0.88150816043256186" table:style-name="ce47">
            <text:p>88,2%</text:p>
          </table:table-cell>
          <table:table-cell office:value-type="float" office:value="211003" table:style-name="ce46">
            <text:p>211.003</text:p>
          </table:table-cell>
          <table:table-cell office:value-type="percentage" office:value="0.81863115952993393" table:style-name="ce47">
            <text:p>81,9%</text:p>
          </table:table-cell>
          <table:table-cell office:value-type="float" office:value="179270" table:style-name="ce46">
            <text:p>179.270</text:p>
          </table:table-cell>
          <table:table-cell office:value-type="percentage" office:value="0.81861437860743769" table:style-name="ce47">
            <text:p>81,9%</text:p>
          </table:table-cell>
          <table:table-cell office:value-type="float" office:value="157629" table:style-name="ce46">
            <text:p>157.629</text:p>
          </table:table-cell>
          <table:table-cell office:value-type="percentage" office:value="0.88647253340531784" table:style-name="ce47">
            <text:p>88,6%</text:p>
          </table:table-cell>
          <table:table-cell office:value-type="float" office:value="1654379" table:style-name="ce46">
            <text:p>1.654.37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096051830258762" table:style-name="ce47">
            <text:p>91,1%</text:p>
          </table:table-cell>
          <table:table-cell office:value-type="percentage" office:value="0.80754357979084823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728" table:style-name="ce46">
            <text:p>460.728</text:p>
          </table:table-cell>
          <table:table-cell office:value-type="percentage" office:value="1" table:style-name="ce47">
            <text:p>100,0%</text:p>
          </table:table-cell>
          <table:table-cell office:value-type="float" office:value="621548" table:style-name="ce46">
            <text:p>621.548</text:p>
          </table:table-cell>
          <table:table-cell office:value-type="percentage" office:value="0.97768256005637555" table:style-name="ce47">
            <text:p>97,8%</text:p>
          </table:table-cell>
          <table:table-cell office:value-type="float" office:value="808807" table:style-name="ce46">
            <text:p>808.807</text:p>
          </table:table-cell>
          <table:table-cell office:value-type="percentage" office:value="0.94876502080977476" table:style-name="ce47">
            <text:p>94,9%</text:p>
          </table:table-cell>
          <table:table-cell office:value-type="float" office:value="1042701" table:style-name="ce46">
            <text:p>1.042.701</text:p>
          </table:table-cell>
          <table:table-cell office:value-type="percentage" office:value="0.95015495703029251" table:style-name="ce47">
            <text:p>95,0%</text:p>
          </table:table-cell>
          <table:table-cell office:value-type="float" office:value="1162502" table:style-name="ce46">
            <text:p>1.162.502</text:p>
          </table:table-cell>
          <table:table-cell office:value-type="percentage" office:value="0.91138742326719091" table:style-name="ce47">
            <text:p>91,1%</text:p>
          </table:table-cell>
          <table:table-cell office:value-type="float" office:value="826958" table:style-name="ce46">
            <text:p>826.958</text:p>
          </table:table-cell>
          <table:table-cell office:value-type="percentage" office:value="0.85550801342398519" table:style-name="ce47">
            <text:p>85,6%</text:p>
          </table:table-cell>
          <table:table-cell office:value-type="float" office:value="693097" table:style-name="ce46">
            <text:p>693.097</text:p>
          </table:table-cell>
          <table:table-cell office:value-type="percentage" office:value="0.8360145178391144" table:style-name="ce47">
            <text:p>83,6%</text:p>
          </table:table-cell>
          <table:table-cell office:value-type="float" office:value="592398" table:style-name="ce46">
            <text:p>592.398</text:p>
          </table:table-cell>
          <table:table-cell office:value-type="percentage" office:value="0.88238106657650184" table:style-name="ce47">
            <text:p>88,2%</text:p>
          </table:table-cell>
          <table:table-cell office:value-type="float" office:value="6208739" table:style-name="ce46">
            <text:p>6.208.739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541728358074281" table:style-name="ce47">
            <text:p>91,5%</text:p>
          </table:table-cell>
          <table:table-cell office:value-type="percentage" office:value="0.80935135368368116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892" table:style-name="ce46">
            <text:p>297.892</text:p>
          </table:table-cell>
          <table:table-cell office:value-type="percentage" office:value="1" table:style-name="ce47">
            <text:p>100,0%</text:p>
          </table:table-cell>
          <table:table-cell office:value-type="float" office:value="436065" table:style-name="ce46">
            <text:p>436.065</text:p>
          </table:table-cell>
          <table:table-cell office:value-type="percentage" office:value="0.99156161318489411" table:style-name="ce47">
            <text:p>99,2%</text:p>
          </table:table-cell>
          <table:table-cell office:value-type="float" office:value="574042" table:style-name="ce46">
            <text:p>574.042</text:p>
          </table:table-cell>
          <table:table-cell office:value-type="percentage" office:value="0.96131895367920417" table:style-name="ce47">
            <text:p>96,1%</text:p>
          </table:table-cell>
          <table:table-cell office:value-type="float" office:value="720735" table:style-name="ce46">
            <text:p>720.735</text:p>
          </table:table-cell>
          <table:table-cell office:value-type="percentage" office:value="0.94547918393904729" table:style-name="ce47">
            <text:p>94,5%</text:p>
          </table:table-cell>
          <table:table-cell office:value-type="float" office:value="764149" table:style-name="ce46">
            <text:p>764.149</text:p>
          </table:table-cell>
          <table:table-cell office:value-type="percentage" office:value="0.90891887101934887" table:style-name="ce47">
            <text:p>90,9%</text:p>
          </table:table-cell>
          <table:table-cell office:value-type="float" office:value="527289" table:style-name="ce46">
            <text:p>527.289</text:p>
          </table:table-cell>
          <table:table-cell office:value-type="percentage" office:value="0.85888738127544095" table:style-name="ce47">
            <text:p>85,9%</text:p>
          </table:table-cell>
          <table:table-cell office:value-type="float" office:value="444331" table:style-name="ce46">
            <text:p>444.331</text:p>
          </table:table-cell>
          <table:table-cell office:value-type="percentage" office:value="0.86652573360921892" table:style-name="ce47">
            <text:p>86,7%</text:p>
          </table:table-cell>
          <table:table-cell office:value-type="float" office:value="392360" table:style-name="ce46">
            <text:p>392.360</text:p>
          </table:table-cell>
          <table:table-cell office:value-type="percentage" office:value="0.90662686098126255" table:style-name="ce47">
            <text:p>90,7%</text:p>
          </table:table-cell>
          <table:table-cell office:value-type="float" office:value="4156863" table:style-name="ce46">
            <text:p>4.156.863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53871193087484" table:style-name="ce47">
            <text:p>92,5%</text:p>
          </table:table-cell>
          <table:table-cell office:value-type="percentage" office:value="0.82362312997011122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82" table:style-name="ce46">
            <text:p>78.382</text:p>
          </table:table-cell>
          <table:table-cell office:value-type="percentage" office:value="1" table:style-name="ce47">
            <text:p>100,0%</text:p>
          </table:table-cell>
          <table:table-cell office:value-type="float" office:value="96118" table:style-name="ce46">
            <text:p>96.118</text:p>
          </table:table-cell>
          <table:table-cell office:value-type="percentage" office:value="1" table:style-name="ce47">
            <text:p>100,0%</text:p>
          </table:table-cell>
          <table:table-cell office:value-type="float" office:value="133349" table:style-name="ce46">
            <text:p>133.349</text:p>
          </table:table-cell>
          <table:table-cell office:value-type="percentage" office:value="1" table:style-name="ce47">
            <text:p>100,0%</text:p>
          </table:table-cell>
          <table:table-cell office:value-type="float" office:value="162198" table:style-name="ce46">
            <text:p>162.198</text:p>
          </table:table-cell>
          <table:table-cell office:value-type="percentage" office:value="0.96573446142670871" table:style-name="ce47">
            <text:p>96,6%</text:p>
          </table:table-cell>
          <table:table-cell office:value-type="float" office:value="147118" table:style-name="ce46">
            <text:p>147.118</text:p>
          </table:table-cell>
          <table:table-cell office:value-type="percentage" office:value="0.93386908389193579" table:style-name="ce47">
            <text:p>93,4%</text:p>
          </table:table-cell>
          <table:table-cell office:value-type="float" office:value="114463" table:style-name="ce46">
            <text:p>114.463</text:p>
          </table:table-cell>
          <table:table-cell office:value-type="percentage" office:value="0.88155604503935547" table:style-name="ce47">
            <text:p>88,2%</text:p>
          </table:table-cell>
          <table:table-cell office:value-type="float" office:value="95236" table:style-name="ce46">
            <text:p>95.236</text:p>
          </table:table-cell>
          <table:table-cell office:value-type="percentage" office:value="0.84649707571151755" table:style-name="ce47">
            <text:p>84,6%</text:p>
          </table:table-cell>
          <table:table-cell office:value-type="float" office:value="80310" table:style-name="ce46">
            <text:p>80.310</text:p>
          </table:table-cell>
          <table:table-cell office:value-type="percentage" office:value="0.93700778214656566" table:style-name="ce47">
            <text:p>93,7%</text:p>
          </table:table-cell>
          <table:table-cell office:value-type="float" office:value="907174" table:style-name="ce46">
            <text:p>907.174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0305824884987" table:style-name="ce47">
            <text:p>95,5%</text:p>
          </table:table-cell>
          <table:table-cell office:value-type="percentage" office:value="0.8574431544831328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49" table:style-name="ce46">
            <text:p>242.949</text:p>
          </table:table-cell>
          <table:table-cell office:value-type="percentage" office:value="1" table:style-name="ce47">
            <text:p>100,0%</text:p>
          </table:table-cell>
          <table:table-cell office:value-type="float" office:value="292235" table:style-name="ce46">
            <text:p>292.235</text:p>
          </table:table-cell>
          <table:table-cell office:value-type="percentage" office:value="1" table:style-name="ce47">
            <text:p>100,0%</text:p>
          </table:table-cell>
          <table:table-cell office:value-type="float" office:value="348003" table:style-name="ce46">
            <text:p>348.003</text:p>
          </table:table-cell>
          <table:table-cell office:value-type="percentage" office:value="0.98426602105406058" table:style-name="ce47">
            <text:p>98,4%</text:p>
          </table:table-cell>
          <table:table-cell office:value-type="float" office:value="393456" table:style-name="ce46">
            <text:p>393.456</text:p>
          </table:table-cell>
          <table:table-cell office:value-type="percentage" office:value="0.96152492668621703" table:style-name="ce47">
            <text:p>96,2%</text:p>
          </table:table-cell>
          <table:table-cell office:value-type="float" office:value="411926" table:style-name="ce46">
            <text:p>411.926</text:p>
          </table:table-cell>
          <table:table-cell office:value-type="percentage" office:value="0.93019779286735305" table:style-name="ce47">
            <text:p>93,0%</text:p>
          </table:table-cell>
          <table:table-cell office:value-type="float" office:value="268221" table:style-name="ce46">
            <text:p>268.221</text:p>
          </table:table-cell>
          <table:table-cell office:value-type="percentage" office:value="0.86915987789940308" table:style-name="ce47">
            <text:p>86,9%</text:p>
          </table:table-cell>
          <table:table-cell office:value-type="float" office:value="203764" table:style-name="ce46">
            <text:p>203.764</text:p>
          </table:table-cell>
          <table:table-cell office:value-type="percentage" office:value="0.88453824849584561" table:style-name="ce47">
            <text:p>88,5%</text:p>
          </table:table-cell>
          <table:table-cell office:value-type="float" office:value="176112" table:style-name="ce46">
            <text:p>176.112</text:p>
          </table:table-cell>
          <table:table-cell office:value-type="percentage" office:value="0.96055502225325073" table:style-name="ce47">
            <text:p>96,1%</text:p>
          </table:table-cell>
          <table:table-cell office:value-type="float" office:value="2336666" table:style-name="ce46">
            <text:p>2.336.666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36204276081815" table:style-name="ce47">
            <text:p>95,1%</text:p>
          </table:table-cell>
          <table:table-cell office:value-type="percentage" office:value="0.86643434848320799" table:style-name="ce47">
            <text:p>8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3" table:style-name="ce46">
            <text:p>23.453</text:p>
          </table:table-cell>
          <table:table-cell office:value-type="percentage" office:value="1" table:style-name="ce47">
            <text:p>100,0%</text:p>
          </table:table-cell>
          <table:table-cell office:value-type="float" office:value="28764" table:style-name="ce46">
            <text:p>28.764</text:p>
          </table:table-cell>
          <table:table-cell office:value-type="percentage" office:value="1" table:style-name="ce47">
            <text:p>100,0%</text:p>
          </table:table-cell>
          <table:table-cell office:value-type="float" office:value="38451" table:style-name="ce46">
            <text:p>38.451</text:p>
          </table:table-cell>
          <table:table-cell office:value-type="percentage" office:value="0.99577873310198373" table:style-name="ce47">
            <text:p>99,6%</text:p>
          </table:table-cell>
          <table:table-cell office:value-type="float" office:value="45817" table:style-name="ce46">
            <text:p>45.817</text:p>
          </table:table-cell>
          <table:table-cell office:value-type="percentage" office:value="0.96456842105263163" table:style-name="ce47">
            <text:p>96,5%</text:p>
          </table:table-cell>
          <table:table-cell office:value-type="float" office:value="48288" table:style-name="ce46">
            <text:p>48.288</text:p>
          </table:table-cell>
          <table:table-cell office:value-type="percentage" office:value="0.93357048952130539" table:style-name="ce47">
            <text:p>93,4%</text:p>
          </table:table-cell>
          <table:table-cell office:value-type="float" office:value="32301" table:style-name="ce46">
            <text:p>32.301</text:p>
          </table:table-cell>
          <table:table-cell office:value-type="percentage" office:value="0.87215142023976666" table:style-name="ce47">
            <text:p>87,2%</text:p>
          </table:table-cell>
          <table:table-cell office:value-type="float" office:value="25516" table:style-name="ce46">
            <text:p>25.516</text:p>
          </table:table-cell>
          <table:table-cell office:value-type="percentage" office:value="0.84585294702645364" table:style-name="ce47">
            <text:p>84,6%</text:p>
          </table:table-cell>
          <table:table-cell office:value-type="float" office:value="24422" table:style-name="ce46">
            <text:p>24.422</text:p>
          </table:table-cell>
          <table:table-cell office:value-type="percentage" office:value="0.93984991341158364" table:style-name="ce47">
            <text:p>94,0%</text:p>
          </table:table-cell>
          <table:table-cell office:value-type="float" office:value="267012" table:style-name="ce46">
            <text:p>267.012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4860362584775415" table:style-name="ce47">
            <text:p>94,9%</text:p>
          </table:table-cell>
          <table:table-cell office:value-type="percentage" office:value="0.84450432670411413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482" table:style-name="ce46">
            <text:p>375.482</text:p>
          </table:table-cell>
          <table:table-cell office:value-type="percentage" office:value="1" table:style-name="ce47">
            <text:p>100,0%</text:p>
          </table:table-cell>
          <table:table-cell office:value-type="float" office:value="513340" table:style-name="ce46">
            <text:p>513.340</text:p>
          </table:table-cell>
          <table:table-cell office:value-type="percentage" office:value="0.97398728773361165" table:style-name="ce47">
            <text:p>97,4%</text:p>
          </table:table-cell>
          <table:table-cell office:value-type="float" office:value="694507" table:style-name="ce46">
            <text:p>694.507</text:p>
          </table:table-cell>
          <table:table-cell office:value-type="percentage" office:value="0.96397985725746682" table:style-name="ce47">
            <text:p>96,4%</text:p>
          </table:table-cell>
          <table:table-cell office:value-type="float" office:value="951233" table:style-name="ce46">
            <text:p>951.233</text:p>
          </table:table-cell>
          <table:table-cell office:value-type="percentage" office:value="0.96107537289380551" table:style-name="ce47">
            <text:p>96,1%</text:p>
          </table:table-cell>
          <table:table-cell office:value-type="float" office:value="1053102" table:style-name="ce46">
            <text:p>1.053.102</text:p>
          </table:table-cell>
          <table:table-cell office:value-type="percentage" office:value="0.91096188430607083" table:style-name="ce47">
            <text:p>91,1%</text:p>
          </table:table-cell>
          <table:table-cell office:value-type="float" office:value="779843" table:style-name="ce46">
            <text:p>779.843</text:p>
          </table:table-cell>
          <table:table-cell office:value-type="percentage" office:value="0.86568040637446664" table:style-name="ce47">
            <text:p>86,6%</text:p>
          </table:table-cell>
          <table:table-cell office:value-type="float" office:value="634664" table:style-name="ce46">
            <text:p>634.664</text:p>
          </table:table-cell>
          <table:table-cell office:value-type="percentage" office:value="0.86283455938832754" table:style-name="ce47">
            <text:p>86,3%</text:p>
          </table:table-cell>
          <table:table-cell office:value-type="float" office:value="491566" table:style-name="ce46">
            <text:p>491.566</text:p>
          </table:table-cell>
          <table:table-cell office:value-type="percentage" office:value="0.86127834040018225" table:style-name="ce47">
            <text:p>86,1%</text:p>
          </table:table-cell>
          <table:table-cell office:value-type="float" office:value="5493737" table:style-name="ce46">
            <text:p>5.493.737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008401402265783" table:style-name="ce47">
            <text:p>92,0%</text:p>
          </table:table-cell>
          <table:table-cell office:value-type="percentage" office:value="0.81318485313717281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43" table:style-name="ce46">
            <text:p>74.243</text:p>
          </table:table-cell>
          <table:table-cell office:value-type="percentage" office:value="1" table:style-name="ce47">
            <text:p>100,0%</text:p>
          </table:table-cell>
          <table:table-cell office:value-type="float" office:value="103915" table:style-name="ce46">
            <text:p>103.915</text:p>
          </table:table-cell>
          <table:table-cell office:value-type="percentage" office:value="0.99993264178903407" table:style-name="ce47">
            <text:p>100,0%</text:p>
          </table:table-cell>
          <table:table-cell office:value-type="float" office:value="149762" table:style-name="ce46">
            <text:p>149.762</text:p>
          </table:table-cell>
          <table:table-cell office:value-type="percentage" office:value="0.97538768146618815" table:style-name="ce47">
            <text:p>97,5%</text:p>
          </table:table-cell>
          <table:table-cell office:value-type="float" office:value="209682" table:style-name="ce46">
            <text:p>209.682</text:p>
          </table:table-cell>
          <table:table-cell office:value-type="percentage" office:value="0.96138980206599634" table:style-name="ce47">
            <text:p>96,1%</text:p>
          </table:table-cell>
          <table:table-cell office:value-type="float" office:value="236192" table:style-name="ce46">
            <text:p>236.192</text:p>
          </table:table-cell>
          <table:table-cell office:value-type="percentage" office:value="0.9355324239111491" table:style-name="ce47">
            <text:p>93,6%</text:p>
          </table:table-cell>
          <table:table-cell office:value-type="float" office:value="174027" table:style-name="ce46">
            <text:p>174.027</text:p>
          </table:table-cell>
          <table:table-cell office:value-type="percentage" office:value="0.87418246481207995" table:style-name="ce47">
            <text:p>87,4%</text:p>
          </table:table-cell>
          <table:table-cell office:value-type="float" office:value="149467" table:style-name="ce46">
            <text:p>149.467</text:p>
          </table:table-cell>
          <table:table-cell office:value-type="percentage" office:value="0.8593069984304843" table:style-name="ce47">
            <text:p>85,9%</text:p>
          </table:table-cell>
          <table:table-cell office:value-type="float" office:value="130085" table:style-name="ce46">
            <text:p>130.085</text:p>
          </table:table-cell>
          <table:table-cell office:value-type="percentage" office:value="0.89952010842507057" table:style-name="ce47">
            <text:p>90,0%</text:p>
          </table:table-cell>
          <table:table-cell office:value-type="float" office:value="1227373" table:style-name="ce46">
            <text:p>1.227.373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151180846590886" table:style-name="ce47">
            <text:p>93,2%</text:p>
          </table:table-cell>
          <table:table-cell office:value-type="percentage" office:value="0.81117736319920475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8" table:style-name="ce46">
            <text:p>42.568</text:p>
          </table:table-cell>
          <table:table-cell office:value-type="percentage" office:value="1" table:style-name="ce47">
            <text:p>100,0%</text:p>
          </table:table-cell>
          <table:table-cell office:value-type="float" office:value="55988" table:style-name="ce46">
            <text:p>55.988</text:p>
          </table:table-cell>
          <table:table-cell office:value-type="percentage" office:value="0.98848870056497173" table:style-name="ce47">
            <text:p>98,8%</text:p>
          </table:table-cell>
          <table:table-cell office:value-type="float" office:value="72595" table:style-name="ce46">
            <text:p>72.595</text:p>
          </table:table-cell>
          <table:table-cell office:value-type="percentage" office:value="0.95936302365534554" table:style-name="ce47">
            <text:p>95,9%</text:p>
          </table:table-cell>
          <table:table-cell office:value-type="float" office:value="92470" table:style-name="ce46">
            <text:p>92.470</text:p>
          </table:table-cell>
          <table:table-cell office:value-type="percentage" office:value="0.94648815738295566" table:style-name="ce47">
            <text:p>94,6%</text:p>
          </table:table-cell>
          <table:table-cell office:value-type="float" office:value="96433" table:style-name="ce46">
            <text:p>96.433</text:p>
          </table:table-cell>
          <table:table-cell office:value-type="percentage" office:value="0.91212886505301594" table:style-name="ce47">
            <text:p>91,2%</text:p>
          </table:table-cell>
          <table:table-cell office:value-type="float" office:value="65762" table:style-name="ce46">
            <text:p>65.762</text:p>
          </table:table-cell>
          <table:table-cell office:value-type="percentage" office:value="0.85706838353165038" table:style-name="ce47">
            <text:p>85,7%</text:p>
          </table:table-cell>
          <table:table-cell office:value-type="float" office:value="59611" table:style-name="ce46">
            <text:p>59.611</text:p>
          </table:table-cell>
          <table:table-cell office:value-type="percentage" office:value="0.86641376704165574" table:style-name="ce47">
            <text:p>86,6%</text:p>
          </table:table-cell>
          <table:table-cell office:value-type="float" office:value="52273" table:style-name="ce46">
            <text:p>52.273</text:p>
          </table:table-cell>
          <table:table-cell office:value-type="percentage" office:value="0.90876375584569113" table:style-name="ce47">
            <text:p>90,9%</text:p>
          </table:table-cell>
          <table:table-cell office:value-type="float" office:value="537700" table:style-name="ce46">
            <text:p>537.700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679092823876974" table:style-name="ce47">
            <text:p>92,7%</text:p>
          </table:table-cell>
          <table:table-cell office:value-type="percentage" office:value="0.8176031773546576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691" table:style-name="ce46">
            <text:p>164.691</text:p>
          </table:table-cell>
          <table:table-cell office:value-type="percentage" office:value="1" table:style-name="ce47">
            <text:p>100,0%</text:p>
          </table:table-cell>
          <table:table-cell office:value-type="float" office:value="214338" table:style-name="ce46">
            <text:p>214.338</text:p>
          </table:table-cell>
          <table:table-cell office:value-type="percentage" office:value="0.99062699315049496" table:style-name="ce47">
            <text:p>99,1%</text:p>
          </table:table-cell>
          <table:table-cell office:value-type="float" office:value="280071" table:style-name="ce46">
            <text:p>280.071</text:p>
          </table:table-cell>
          <table:table-cell office:value-type="percentage" office:value="0.98559981419115084" table:style-name="ce47">
            <text:p>98,6%</text:p>
          </table:table-cell>
          <table:table-cell office:value-type="float" office:value="326777" table:style-name="ce46">
            <text:p>326.777</text:p>
          </table:table-cell>
          <table:table-cell office:value-type="percentage" office:value="0.96832282860250041" table:style-name="ce47">
            <text:p>96,8%</text:p>
          </table:table-cell>
          <table:table-cell office:value-type="float" office:value="325881" table:style-name="ce46">
            <text:p>325.881</text:p>
          </table:table-cell>
          <table:table-cell office:value-type="percentage" office:value="0.93626746805185257" table:style-name="ce47">
            <text:p>93,6%</text:p>
          </table:table-cell>
          <table:table-cell office:value-type="float" office:value="211052" table:style-name="ce46">
            <text:p>211.052</text:p>
          </table:table-cell>
          <table:table-cell office:value-type="percentage" office:value="0.88813516527447556" table:style-name="ce47">
            <text:p>88,8%</text:p>
          </table:table-cell>
          <table:table-cell office:value-type="float" office:value="174227" table:style-name="ce46">
            <text:p>174.227</text:p>
          </table:table-cell>
          <table:table-cell office:value-type="percentage" office:value="0.87456767813668645" table:style-name="ce47">
            <text:p>87,5%</text:p>
          </table:table-cell>
          <table:table-cell office:value-type="float" office:value="158152" table:style-name="ce46">
            <text:p>158.152</text:p>
          </table:table-cell>
          <table:table-cell office:value-type="percentage" office:value="0.91514145020455162" table:style-name="ce47">
            <text:p>91,5%</text:p>
          </table:table-cell>
          <table:table-cell office:value-type="float" office:value="1855189" table:style-name="ce46">
            <text:p>1.855.189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882299119346702" table:style-name="ce47">
            <text:p>94,9%</text:p>
          </table:table-cell>
          <table:table-cell office:value-type="percentage" office:value="0.84870406256804953" table:style-name="ce47">
            <text:p>8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6" table:style-name="ce46">
            <text:p>2.416</text:p>
          </table:table-cell>
          <table:table-cell office:value-type="percentage" office:value="0.85160380683820935" table:style-name="ce47">
            <text:p>85,2%</text:p>
          </table:table-cell>
          <table:table-cell office:value-type="float" office:value="3913" table:style-name="ce46">
            <text:p>3.913</text:p>
          </table:table-cell>
          <table:table-cell office:value-type="percentage" office:value="0.88851044504995458" table:style-name="ce47">
            <text:p>88,9%</text:p>
          </table:table-cell>
          <table:table-cell office:value-type="float" office:value="7713" table:style-name="ce46">
            <text:p>7.713</text:p>
          </table:table-cell>
          <table:table-cell office:value-type="percentage" office:value="0.92604154160163288" table:style-name="ce47">
            <text:p>92,6%</text:p>
          </table:table-cell>
          <table:table-cell office:value-type="float" office:value="10684" table:style-name="ce46">
            <text:p>10.684</text:p>
          </table:table-cell>
          <table:table-cell office:value-type="percentage" office:value="0.92446136540624735" table:style-name="ce47">
            <text:p>92,4%</text:p>
          </table:table-cell>
          <table:table-cell office:value-type="float" office:value="11304" table:style-name="ce46">
            <text:p>11.304</text:p>
          </table:table-cell>
          <table:table-cell office:value-type="percentage" office:value="0.91478514202476324" table:style-name="ce47">
            <text:p>91,5%</text:p>
          </table:table-cell>
          <table:table-cell office:value-type="float" office:value="9496" table:style-name="ce46">
            <text:p>9.496</text:p>
          </table:table-cell>
          <table:table-cell office:value-type="percentage" office:value="0.8330555311869462" table:style-name="ce47">
            <text:p>83,3%</text:p>
          </table:table-cell>
          <table:table-cell office:value-type="float" office:value="9581" table:style-name="ce46">
            <text:p>9.581</text:p>
          </table:table-cell>
          <table:table-cell office:value-type="percentage" office:value="0.88182236539346526" table:style-name="ce47">
            <text:p>88,2%</text:p>
          </table:table-cell>
          <table:table-cell office:value-type="float" office:value="9181" table:style-name="ce46">
            <text:p>9.181</text:p>
          </table:table-cell>
          <table:table-cell office:value-type="percentage" office:value="0.98922529899795286" table:style-name="ce47">
            <text:p>98,9%</text:p>
          </table:table-cell>
          <table:table-cell office:value-type="float" office:value="64288" table:style-name="ce46">
            <text:p>64.288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0509510200059129" table:style-name="ce47">
            <text:p>90,5%</text:p>
          </table:table-cell>
          <table:table-cell office:value-type="percentage" office:value="0.76975945017182135" table:style-name="ce47">
            <text:p>77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7" table:style-name="ce46">
            <text:p>2.097</text:p>
          </table:table-cell>
          <table:table-cell office:value-type="percentage" office:value="0.83512544802867383" table:style-name="ce47">
            <text:p>83,5%</text:p>
          </table:table-cell>
          <table:table-cell office:value-type="float" office:value="3429" table:style-name="ce46">
            <text:p>3.429</text:p>
          </table:table-cell>
          <table:table-cell office:value-type="percentage" office:value="0.90165658690507489" table:style-name="ce47">
            <text:p>90,2%</text:p>
          </table:table-cell>
          <table:table-cell office:value-type="float" office:value="7503" table:style-name="ce46">
            <text:p>7.503</text:p>
          </table:table-cell>
          <table:table-cell office:value-type="percentage" office:value="0.93728919425359147" table:style-name="ce47">
            <text:p>93,7%</text:p>
          </table:table-cell>
          <table:table-cell office:value-type="float" office:value="10152" table:style-name="ce46">
            <text:p>10.152</text:p>
          </table:table-cell>
          <table:table-cell office:value-type="percentage" office:value="0.93991297102120175" table:style-name="ce47">
            <text:p>94,0%</text:p>
          </table:table-cell>
          <table:table-cell office:value-type="float" office:value="10648" table:style-name="ce46">
            <text:p>10.648</text:p>
          </table:table-cell>
          <table:table-cell office:value-type="percentage" office:value="0.97482376636455181" table:style-name="ce47">
            <text:p>97,5%</text:p>
          </table:table-cell>
          <table:table-cell office:value-type="float" office:value="9231" table:style-name="ce46">
            <text:p>9.231</text:p>
          </table:table-cell>
          <table:table-cell office:value-type="percentage" office:value="0.84285975164353544" table:style-name="ce47">
            <text:p>84,3%</text:p>
          </table:table-cell>
          <table:table-cell office:value-type="float" office:value="9580" table:style-name="ce46">
            <text:p>9.580</text:p>
          </table:table-cell>
          <table:table-cell office:value-type="percentage" office:value="0.81943375245915662" table:style-name="ce47">
            <text:p>81,9%</text:p>
          </table:table-cell>
          <table:table-cell office:value-type="float" office:value="8638" table:style-name="ce46">
            <text:p>8.638</text:p>
          </table:table-cell>
          <table:table-cell office:value-type="percentage" office:value="0.90167014613778707" table:style-name="ce47">
            <text:p>90,2%</text:p>
          </table:table-cell>
          <table:table-cell office:value-type="float" office:value="61278" table:style-name="ce46">
            <text:p>61.278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763571909881934" table:style-name="ce47">
            <text:p>89,8%</text:p>
          </table:table-cell>
          <table:table-cell office:value-type="percentage" office:value="0.72930899050248743" table:style-name="ce47">
            <text:p>72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6" table:style-name="ce46">
            <text:p>3.696</text:p>
          </table:table-cell>
          <table:table-cell office:value-type="string" table:style-name="ce47">
            <text:p>-</text:p>
          </table:table-cell>
          <table:table-cell office:value-type="float" office:value="9704" table:style-name="ce46">
            <text:p>9.704</text:p>
          </table:table-cell>
          <table:table-cell office:value-type="string" table:style-name="ce47">
            <text:p>-</text:p>
          </table:table-cell>
          <table:table-cell office:value-type="float" office:value="22747" table:style-name="ce46">
            <text:p>22.747</text:p>
          </table:table-cell>
          <table:table-cell office:value-type="string" table:style-name="ce47">
            <text:p>-</text:p>
          </table:table-cell>
          <table:table-cell office:value-type="float" office:value="32892" table:style-name="ce46">
            <text:p>32.892</text:p>
          </table:table-cell>
          <table:table-cell office:value-type="string" table:style-name="ce47">
            <text:p>-</text:p>
          </table:table-cell>
          <table:table-cell office:value-type="float" office:value="25054" table:style-name="ce46">
            <text:p>25.054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372" table:style-name="ce46">
            <text:p>95.37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08" table:style-name="ce49">
            <text:p>908</text:p>
          </table:table-cell>
          <table:table-cell office:value-type="string" table:style-name="ce50">
            <text:p>-</text:p>
          </table:table-cell>
          <table:table-cell office:value-type="float" office:value="1895" table:style-name="ce49">
            <text:p>1.895</text:p>
          </table:table-cell>
          <table:table-cell office:value-type="string" table:style-name="ce50">
            <text:p>-</text:p>
          </table:table-cell>
          <table:table-cell office:value-type="float" office:value="2351" table:style-name="ce49">
            <text:p>2.351</text:p>
          </table:table-cell>
          <table:table-cell office:value-type="string" table:style-name="ce50">
            <text:p>-</text:p>
          </table:table-cell>
          <table:table-cell office:value-type="float" office:value="2076" table:style-name="ce49">
            <text:p>2.076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891" table:style-name="ce49">
            <text:p>7.89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9060" table:style-name="ce53">
            <text:p>2.949.060</text:p>
          </table:table-cell>
          <table:table-cell office:value-type="percentage" office:value="1" table:style-name="ce54">
            <text:p>100,0%</text:p>
          </table:table-cell>
          <table:table-cell office:value-type="float" office:value="3963735" table:style-name="ce53">
            <text:p>3.963.735</text:p>
          </table:table-cell>
          <table:table-cell office:value-type="percentage" office:value="0.99171993597924757" table:style-name="ce54">
            <text:p>99,2%</text:p>
          </table:table-cell>
          <table:table-cell office:value-type="float" office:value="5327519" table:style-name="ce53">
            <text:p>5.327.519</text:p>
          </table:table-cell>
          <table:table-cell office:value-type="percentage" office:value="0.9672926433367347" table:style-name="ce54">
            <text:p>96,7%</text:p>
          </table:table-cell>
          <table:table-cell office:value-type="float" office:value="6755939" table:style-name="ce53">
            <text:p>6.755.939</text:p>
          </table:table-cell>
          <table:table-cell office:value-type="percentage" office:value="0.94757503596918469" table:style-name="ce54">
            <text:p>94,8%</text:p>
          </table:table-cell>
          <table:table-cell office:value-type="float" office:value="7110753" table:style-name="ce53">
            <text:p>7.110.753</text:p>
          </table:table-cell>
          <table:table-cell office:value-type="percentage" office:value="0.90967476750100551" table:style-name="ce54">
            <text:p>91,0%</text:p>
          </table:table-cell>
          <table:table-cell office:value-type="float" office:value="5095915" table:style-name="ce53">
            <text:p>5.095.915</text:p>
          </table:table-cell>
          <table:table-cell office:value-type="percentage" office:value="0.85760650418544537" table:style-name="ce54">
            <text:p>85,8%</text:p>
          </table:table-cell>
          <table:table-cell office:value-type="float" office:value="4211673" table:style-name="ce53">
            <text:p>4.211.673</text:p>
          </table:table-cell>
          <table:table-cell office:value-type="percentage" office:value="0.85523062255754523" table:style-name="ce54">
            <text:p>85,5%</text:p>
          </table:table-cell>
          <table:table-cell office:value-type="float" office:value="3580233" table:style-name="ce53">
            <text:p>3.580.233</text:p>
          </table:table-cell>
          <table:table-cell office:value-type="percentage" office:value="0.89866143301567636" table:style-name="ce54">
            <text:p>89,9%</text:p>
          </table:table-cell>
          <table:table-cell office:value-type="float" office:value="38994827" table:style-name="ce53">
            <text:p>38.994.827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437587994775305" table:style-name="ce54">
            <text:p>92,4%</text:p>
          </table:table-cell>
          <table:table-cell office:value-type="percentage" office:value="0.82269829063022559" table:style-name="ce54">
            <text:p>82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174" table:style-name="ce43">
            <text:p>430.174</text:p>
          </table:table-cell>
          <table:table-cell office:value-type="percentage" office:value="1" table:style-name="ce44">
            <text:p>100,0%</text:p>
          </table:table-cell>
          <table:table-cell office:value-type="float" office:value="651997" table:style-name="ce43">
            <text:p>651.997</text:p>
          </table:table-cell>
          <table:table-cell office:value-type="percentage" office:value="0.99644518074406674" table:style-name="ce44">
            <text:p>99,6%</text:p>
          </table:table-cell>
          <table:table-cell office:value-type="float" office:value="928676" table:style-name="ce43">
            <text:p>928.676</text:p>
          </table:table-cell>
          <table:table-cell office:value-type="percentage" office:value="0.96915872928078783" table:style-name="ce44">
            <text:p>96,9%</text:p>
          </table:table-cell>
          <table:table-cell office:value-type="float" office:value="1216044" table:style-name="ce43">
            <text:p>1.216.044</text:p>
          </table:table-cell>
          <table:table-cell office:value-type="percentage" office:value="0.944433441985848" table:style-name="ce44">
            <text:p>94,4%</text:p>
          </table:table-cell>
          <table:table-cell office:value-type="float" office:value="1255745" table:style-name="ce43">
            <text:p>1.255.745</text:p>
          </table:table-cell>
          <table:table-cell office:value-type="percentage" office:value="0.90710997908022328" table:style-name="ce44">
            <text:p>90,7%</text:p>
          </table:table-cell>
          <table:table-cell office:value-type="float" office:value="935857" table:style-name="ce43">
            <text:p>935.857</text:p>
          </table:table-cell>
          <table:table-cell office:value-type="percentage" office:value="0.84940999643302206" table:style-name="ce44">
            <text:p>84,9%</text:p>
          </table:table-cell>
          <table:table-cell office:value-type="float" office:value="774999" table:style-name="ce43">
            <text:p>774.999</text:p>
          </table:table-cell>
          <table:table-cell office:value-type="percentage" office:value="0.83683075049238109" table:style-name="ce44">
            <text:p>83,7%</text:p>
          </table:table-cell>
          <table:table-cell office:value-type="float" office:value="682887" table:style-name="ce43">
            <text:p>682.887</text:p>
          </table:table-cell>
          <table:table-cell office:value-type="percentage" office:value="0.88360035505132972" table:style-name="ce44">
            <text:p>88,4%</text:p>
          </table:table-cell>
          <table:table-cell office:value-type="float" office:value="6876379" table:style-name="ce43">
            <text:p>6.876.37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58729915603413" table:style-name="ce44">
            <text:p>91,6%</text:p>
          </table:table-cell>
          <table:table-cell office:value-type="percentage" office:value="0.80877481720355993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49" table:style-name="ce46">
            <text:p>100.449</text:p>
          </table:table-cell>
          <table:table-cell office:value-type="percentage" office:value="1" table:style-name="ce47">
            <text:p>100,0%</text:p>
          </table:table-cell>
          <table:table-cell office:value-type="float" office:value="119059" table:style-name="ce46">
            <text:p>119.059</text:p>
          </table:table-cell>
          <table:table-cell office:value-type="percentage" office:value="0.99526854754440963" table:style-name="ce47">
            <text:p>99,5%</text:p>
          </table:table-cell>
          <table:table-cell office:value-type="float" office:value="154056" table:style-name="ce46">
            <text:p>154.056</text:p>
          </table:table-cell>
          <table:table-cell office:value-type="percentage" office:value="0.95503068625627674" table:style-name="ce47">
            <text:p>95,5%</text:p>
          </table:table-cell>
          <table:table-cell office:value-type="float" office:value="186069" table:style-name="ce46">
            <text:p>186.069</text:p>
          </table:table-cell>
          <table:table-cell office:value-type="percentage" office:value="0.92585460516495" table:style-name="ce47">
            <text:p>92,6%</text:p>
          </table:table-cell>
          <table:table-cell office:value-type="float" office:value="188755" table:style-name="ce46">
            <text:p>188.755</text:p>
          </table:table-cell>
          <table:table-cell office:value-type="percentage" office:value="0.88353141075749986" table:style-name="ce47">
            <text:p>88,4%</text:p>
          </table:table-cell>
          <table:table-cell office:value-type="float" office:value="127233" table:style-name="ce46">
            <text:p>127.233</text:p>
          </table:table-cell>
          <table:table-cell office:value-type="percentage" office:value="0.80385776924146124" table:style-name="ce47">
            <text:p>80,4%</text:p>
          </table:table-cell>
          <table:table-cell office:value-type="float" office:value="105490" table:style-name="ce46">
            <text:p>105.490</text:p>
          </table:table-cell>
          <table:table-cell office:value-type="percentage" office:value="0.80651080291747579" table:style-name="ce47">
            <text:p>80,7%</text:p>
          </table:table-cell>
          <table:table-cell office:value-type="float" office:value="89409" table:style-name="ce46">
            <text:p>89.409</text:p>
          </table:table-cell>
          <table:table-cell office:value-type="percentage" office:value="0.8353092855741473" table:style-name="ce47">
            <text:p>83,5%</text:p>
          </table:table-cell>
          <table:table-cell office:value-type="float" office:value="1070520" table:style-name="ce46">
            <text:p>1.070.520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004439183190288" table:style-name="ce47">
            <text:p>90,0%</text:p>
          </table:table-cell>
          <table:table-cell office:value-type="percentage" office:value="0.8042171593672458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05" table:style-name="ce46">
            <text:p>88.305</text:p>
          </table:table-cell>
          <table:table-cell office:value-type="percentage" office:value="1" table:style-name="ce47">
            <text:p>100,0%</text:p>
          </table:table-cell>
          <table:table-cell office:value-type="float" office:value="114096" table:style-name="ce46">
            <text:p>114.096</text:p>
          </table:table-cell>
          <table:table-cell office:value-type="percentage" office:value="1" table:style-name="ce47">
            <text:p>100,0%</text:p>
          </table:table-cell>
          <table:table-cell office:value-type="float" office:value="147829" table:style-name="ce46">
            <text:p>147.829</text:p>
          </table:table-cell>
          <table:table-cell office:value-type="percentage" office:value="0.97262319889466409" table:style-name="ce47">
            <text:p>97,3%</text:p>
          </table:table-cell>
          <table:table-cell office:value-type="float" office:value="152894" table:style-name="ce46">
            <text:p>152.894</text:p>
          </table:table-cell>
          <table:table-cell office:value-type="percentage" office:value="0.94330682428138668" table:style-name="ce47">
            <text:p>94,3%</text:p>
          </table:table-cell>
          <table:table-cell office:value-type="float" office:value="150688" table:style-name="ce46">
            <text:p>150.688</text:p>
          </table:table-cell>
          <table:table-cell office:value-type="percentage" office:value="0.90819672131147544" table:style-name="ce47">
            <text:p>90,8%</text:p>
          </table:table-cell>
          <table:table-cell office:value-type="float" office:value="90600" table:style-name="ce46">
            <text:p>90.600</text:p>
          </table:table-cell>
          <table:table-cell office:value-type="percentage" office:value="0.83432328646020393" table:style-name="ce47">
            <text:p>83,4%</text:p>
          </table:table-cell>
          <table:table-cell office:value-type="float" office:value="66282" table:style-name="ce46">
            <text:p>66.282</text:p>
          </table:table-cell>
          <table:table-cell office:value-type="percentage" office:value="0.8364503672294995" table:style-name="ce47">
            <text:p>83,6%</text:p>
          </table:table-cell>
          <table:table-cell office:value-type="float" office:value="60428" table:style-name="ce46">
            <text:p>60.428</text:p>
          </table:table-cell>
          <table:table-cell office:value-type="percentage" office:value="0.92601446610273386" table:style-name="ce47">
            <text:p>92,6%</text:p>
          </table:table-cell>
          <table:table-cell office:value-type="float" office:value="871122" table:style-name="ce46">
            <text:p>871.122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24032319949446" table:style-name="ce47">
            <text:p>93,6%</text:p>
          </table:table-cell>
          <table:table-cell office:value-type="percentage" office:value="0.86003698332196321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49" table:style-name="ce46">
            <text:p>51.249</text:p>
          </table:table-cell>
          <table:table-cell office:value-type="percentage" office:value="0.95554975481513249" table:style-name="ce47">
            <text:p>95,6%</text:p>
          </table:table-cell>
          <table:table-cell office:value-type="float" office:value="79404" table:style-name="ce46">
            <text:p>79.404</text:p>
          </table:table-cell>
          <table:table-cell office:value-type="percentage" office:value="0.91024141962996075" table:style-name="ce47">
            <text:p>91,0%</text:p>
          </table:table-cell>
          <table:table-cell office:value-type="float" office:value="111167" table:style-name="ce46">
            <text:p>111.167</text:p>
          </table:table-cell>
          <table:table-cell office:value-type="percentage" office:value="0.87263036430573104" table:style-name="ce47">
            <text:p>87,3%</text:p>
          </table:table-cell>
          <table:table-cell office:value-type="float" office:value="151624" table:style-name="ce46">
            <text:p>151.624</text:p>
          </table:table-cell>
          <table:table-cell office:value-type="percentage" office:value="0.8541812200013521" table:style-name="ce47">
            <text:p>85,4%</text:p>
          </table:table-cell>
          <table:table-cell office:value-type="float" office:value="170771" table:style-name="ce46">
            <text:p>170.771</text:p>
          </table:table-cell>
          <table:table-cell office:value-type="percentage" office:value="0.78833272551852762" table:style-name="ce47">
            <text:p>78,8%</text:p>
          </table:table-cell>
          <table:table-cell office:value-type="float" office:value="130961" table:style-name="ce46">
            <text:p>130.961</text:p>
          </table:table-cell>
          <table:table-cell office:value-type="percentage" office:value="0.71156280732638943" table:style-name="ce47">
            <text:p>71,2%</text:p>
          </table:table-cell>
          <table:table-cell office:value-type="float" office:value="100747" table:style-name="ce46">
            <text:p>100.747</text:p>
          </table:table-cell>
          <table:table-cell office:value-type="percentage" office:value="0.73423800951804863" table:style-name="ce47">
            <text:p>73,4%</text:p>
          </table:table-cell>
          <table:table-cell office:value-type="float" office:value="78306" table:style-name="ce46">
            <text:p>78.306</text:p>
          </table:table-cell>
          <table:table-cell office:value-type="percentage" office:value="0.78671033595884909" table:style-name="ce47">
            <text:p>78,7%</text:p>
          </table:table-cell>
          <table:table-cell office:value-type="float" office:value="874229" table:style-name="ce46">
            <text:p>874.229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708963456910021" table:style-name="ce47">
            <text:p>80,7%</text:p>
          </table:table-cell>
          <table:table-cell office:value-type="percentage" office:value="0.71671332827775613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88" table:style-name="ce46">
            <text:p>92.388</text:p>
          </table:table-cell>
          <table:table-cell office:value-type="percentage" office:value="0.92054761762420034" table:style-name="ce47">
            <text:p>92,1%</text:p>
          </table:table-cell>
          <table:table-cell office:value-type="float" office:value="151043" table:style-name="ce46">
            <text:p>151.043</text:p>
          </table:table-cell>
          <table:table-cell office:value-type="percentage" office:value="0.90204006067627773" table:style-name="ce47">
            <text:p>90,2%</text:p>
          </table:table-cell>
          <table:table-cell office:value-type="float" office:value="222699" table:style-name="ce46">
            <text:p>222.699</text:p>
          </table:table-cell>
          <table:table-cell office:value-type="percentage" office:value="0.88528949931426526" table:style-name="ce47">
            <text:p>88,5%</text:p>
          </table:table-cell>
          <table:table-cell office:value-type="float" office:value="320936" table:style-name="ce46">
            <text:p>320.936</text:p>
          </table:table-cell>
          <table:table-cell office:value-type="percentage" office:value="0.87152373271201122" table:style-name="ce47">
            <text:p>87,2%</text:p>
          </table:table-cell>
          <table:table-cell office:value-type="float" office:value="318005" table:style-name="ce46">
            <text:p>318.005</text:p>
          </table:table-cell>
          <table:table-cell office:value-type="percentage" office:value="0.80690425140508237" table:style-name="ce47">
            <text:p>80,7%</text:p>
          </table:table-cell>
          <table:table-cell office:value-type="float" office:value="228604" table:style-name="ce46">
            <text:p>228.604</text:p>
          </table:table-cell>
          <table:table-cell office:value-type="percentage" office:value="0.7306863729056261" table:style-name="ce47">
            <text:p>73,1%</text:p>
          </table:table-cell>
          <table:table-cell office:value-type="float" office:value="185353" table:style-name="ce46">
            <text:p>185.353</text:p>
          </table:table-cell>
          <table:table-cell office:value-type="percentage" office:value="0.72781353196869691" table:style-name="ce47">
            <text:p>72,8%</text:p>
          </table:table-cell>
          <table:table-cell office:value-type="float" office:value="151945" table:style-name="ce46">
            <text:p>151.945</text:p>
          </table:table-cell>
          <table:table-cell office:value-type="percentage" office:value="0.82460043958429441" table:style-name="ce47">
            <text:p>82,5%</text:p>
          </table:table-cell>
          <table:table-cell office:value-type="float" office:value="1670973" table:style-name="ce46">
            <text:p>1.670.973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171739251236653" table:style-name="ce47">
            <text:p>82,2%</text:p>
          </table:table-cell>
          <table:table-cell office:value-type="percentage" office:value="0.74451794691514628" table:style-name="ce47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92" table:style-name="ce46">
            <text:p>42.192</text:p>
          </table:table-cell>
          <table:table-cell office:value-type="percentage" office:value="1" table:style-name="ce47">
            <text:p>100,0%</text:p>
          </table:table-cell>
          <table:table-cell office:value-type="float" office:value="55988" table:style-name="ce46">
            <text:p>55.988</text:p>
          </table:table-cell>
          <table:table-cell office:value-type="percentage" office:value="1" table:style-name="ce47">
            <text:p>100,0%</text:p>
          </table:table-cell>
          <table:table-cell office:value-type="float" office:value="76715" table:style-name="ce46">
            <text:p>76.715</text:p>
          </table:table-cell>
          <table:table-cell office:value-type="percentage" office:value="0.96792712315631424" table:style-name="ce47">
            <text:p>96,8%</text:p>
          </table:table-cell>
          <table:table-cell office:value-type="float" office:value="84513" table:style-name="ce46">
            <text:p>84.513</text:p>
          </table:table-cell>
          <table:table-cell office:value-type="percentage" office:value="0.92902055622732771" table:style-name="ce47">
            <text:p>92,9%</text:p>
          </table:table-cell>
          <table:table-cell office:value-type="float" office:value="88409" table:style-name="ce46">
            <text:p>88.409</text:p>
          </table:table-cell>
          <table:table-cell office:value-type="percentage" office:value="0.90782042593391243" table:style-name="ce47">
            <text:p>90,8%</text:p>
          </table:table-cell>
          <table:table-cell office:value-type="float" office:value="55606" table:style-name="ce46">
            <text:p>55.606</text:p>
          </table:table-cell>
          <table:table-cell office:value-type="percentage" office:value="0.82798773042675478" table:style-name="ce47">
            <text:p>82,8%</text:p>
          </table:table-cell>
          <table:table-cell office:value-type="float" office:value="42071" table:style-name="ce46">
            <text:p>42.071</text:p>
          </table:table-cell>
          <table:table-cell office:value-type="percentage" office:value="0.82698091325457512" table:style-name="ce47">
            <text:p>82,7%</text:p>
          </table:table-cell>
          <table:table-cell office:value-type="float" office:value="40898" table:style-name="ce46">
            <text:p>40.898</text:p>
          </table:table-cell>
          <table:table-cell office:value-type="percentage" office:value="0.90316454298522619" table:style-name="ce47">
            <text:p>90,3%</text:p>
          </table:table-cell>
          <table:table-cell office:value-type="float" office:value="486392" table:style-name="ce46">
            <text:p>486.39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283640254846677" table:style-name="ce47">
            <text:p>92,3%</text:p>
          </table:table-cell>
          <table:table-cell office:value-type="percentage" office:value="0.83335532120859068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47" table:style-name="ce46">
            <text:p>227.947</text:p>
          </table:table-cell>
          <table:table-cell office:value-type="percentage" office:value="1" table:style-name="ce47">
            <text:p>100,0%</text:p>
          </table:table-cell>
          <table:table-cell office:value-type="float" office:value="250414" table:style-name="ce46">
            <text:p>250.414</text:p>
          </table:table-cell>
          <table:table-cell office:value-type="percentage" office:value="1" table:style-name="ce47">
            <text:p>100,0%</text:p>
          </table:table-cell>
          <table:table-cell office:value-type="float" office:value="322117" table:style-name="ce46">
            <text:p>322.117</text:p>
          </table:table-cell>
          <table:table-cell office:value-type="percentage" office:value="0.98433579939066684" table:style-name="ce47">
            <text:p>98,4%</text:p>
          </table:table-cell>
          <table:table-cell office:value-type="float" office:value="352649" table:style-name="ce46">
            <text:p>352.649</text:p>
          </table:table-cell>
          <table:table-cell office:value-type="percentage" office:value="0.92509502810838318" table:style-name="ce47">
            <text:p>92,5%</text:p>
          </table:table-cell>
          <table:table-cell office:value-type="float" office:value="320267" table:style-name="ce46">
            <text:p>320.267</text:p>
          </table:table-cell>
          <table:table-cell office:value-type="percentage" office:value="0.88913165390530868" table:style-name="ce47">
            <text:p>88,9%</text:p>
          </table:table-cell>
          <table:table-cell office:value-type="float" office:value="212348" table:style-name="ce46">
            <text:p>212.348</text:p>
          </table:table-cell>
          <table:table-cell office:value-type="percentage" office:value="0.82018678882357032" table:style-name="ce47">
            <text:p>82,0%</text:p>
          </table:table-cell>
          <table:table-cell office:value-type="float" office:value="173050" table:style-name="ce46">
            <text:p>173.050</text:p>
          </table:table-cell>
          <table:table-cell office:value-type="percentage" office:value="0.81712539959108321" table:style-name="ce47">
            <text:p>81,7%</text:p>
          </table:table-cell>
          <table:table-cell office:value-type="float" office:value="142609" table:style-name="ce46">
            <text:p>142.609</text:p>
          </table:table-cell>
          <table:table-cell office:value-type="percentage" office:value="0.84786382715608988" table:style-name="ce47">
            <text:p>84,8%</text:p>
          </table:table-cell>
          <table:table-cell office:value-type="float" office:value="2001401" table:style-name="ce46">
            <text:p>2.001.401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139213286013066" table:style-name="ce47">
            <text:p>92,1%</text:p>
          </table:table-cell>
          <table:table-cell office:value-type="percentage" office:value="0.8385820453698889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31" table:style-name="ce46">
            <text:p>137.331</text:p>
          </table:table-cell>
          <table:table-cell office:value-type="percentage" office:value="1" table:style-name="ce47">
            <text:p>100,0%</text:p>
          </table:table-cell>
          <table:table-cell office:value-type="float" office:value="158288" table:style-name="ce46">
            <text:p>158.288</text:p>
          </table:table-cell>
          <table:table-cell office:value-type="percentage" office:value="1" table:style-name="ce47">
            <text:p>100,0%</text:p>
          </table:table-cell>
          <table:table-cell office:value-type="float" office:value="219588" table:style-name="ce46">
            <text:p>219.588</text:p>
          </table:table-cell>
          <table:table-cell office:value-type="percentage" office:value="0.96298700159629524" table:style-name="ce47">
            <text:p>96,3%</text:p>
          </table:table-cell>
          <table:table-cell office:value-type="float" office:value="281751" table:style-name="ce46">
            <text:p>281.751</text:p>
          </table:table-cell>
          <table:table-cell office:value-type="percentage" office:value="0.90476771556194946" table:style-name="ce47">
            <text:p>90,5%</text:p>
          </table:table-cell>
          <table:table-cell office:value-type="float" office:value="280656" table:style-name="ce46">
            <text:p>280.656</text:p>
          </table:table-cell>
          <table:table-cell office:value-type="percentage" office:value="0.8487212751866603" table:style-name="ce47">
            <text:p>84,9%</text:p>
          </table:table-cell>
          <table:table-cell office:value-type="float" office:value="200010" table:style-name="ce46">
            <text:p>200.010</text:p>
          </table:table-cell>
          <table:table-cell office:value-type="percentage" office:value="0.77598147048896027" table:style-name="ce47">
            <text:p>77,6%</text:p>
          </table:table-cell>
          <table:table-cell office:value-type="float" office:value="167829" table:style-name="ce46">
            <text:p>167.829</text:p>
          </table:table-cell>
          <table:table-cell office:value-type="percentage" office:value="0.76637046102140716" table:style-name="ce47">
            <text:p>76,6%</text:p>
          </table:table-cell>
          <table:table-cell office:value-type="float" office:value="148386" table:style-name="ce46">
            <text:p>148.386</text:p>
          </table:table-cell>
          <table:table-cell office:value-type="percentage" office:value="0.834491834255635" table:style-name="ce47">
            <text:p>83,4%</text:p>
          </table:table-cell>
          <table:table-cell office:value-type="float" office:value="1593839" table:style-name="ce46">
            <text:p>1.593.83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762501913459856" table:style-name="ce47">
            <text:p>87,8%</text:p>
          </table:table-cell>
          <table:table-cell office:value-type="percentage" office:value="0.77799249849657537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722" table:style-name="ce46">
            <text:p>454.722</text:p>
          </table:table-cell>
          <table:table-cell office:value-type="percentage" office:value="1" table:style-name="ce47">
            <text:p>100,0%</text:p>
          </table:table-cell>
          <table:table-cell office:value-type="float" office:value="617039" table:style-name="ce46">
            <text:p>617.039</text:p>
          </table:table-cell>
          <table:table-cell office:value-type="percentage" office:value="0.97058999333056484" table:style-name="ce47">
            <text:p>97,1%</text:p>
          </table:table-cell>
          <table:table-cell office:value-type="float" office:value="793322" table:style-name="ce46">
            <text:p>793.322</text:p>
          </table:table-cell>
          <table:table-cell office:value-type="percentage" office:value="0.93060045701737515" table:style-name="ce47">
            <text:p>93,1%</text:p>
          </table:table-cell>
          <table:table-cell office:value-type="float" office:value="1030852" table:style-name="ce46">
            <text:p>1.030.852</text:p>
          </table:table-cell>
          <table:table-cell office:value-type="percentage" office:value="0.93935762770400244" table:style-name="ce47">
            <text:p>93,9%</text:p>
          </table:table-cell>
          <table:table-cell office:value-type="float" office:value="1141576" table:style-name="ce46">
            <text:p>1.141.576</text:p>
          </table:table-cell>
          <table:table-cell office:value-type="percentage" office:value="0.89498169388411097" table:style-name="ce47">
            <text:p>89,5%</text:p>
          </table:table-cell>
          <table:table-cell office:value-type="float" office:value="798597" table:style-name="ce46">
            <text:p>798.597</text:p>
          </table:table-cell>
          <table:table-cell office:value-type="percentage" office:value="0.82616787430117899" table:style-name="ce47">
            <text:p>82,6%</text:p>
          </table:table-cell>
          <table:table-cell office:value-type="float" office:value="662020" table:style-name="ce46">
            <text:p>662.020</text:p>
          </table:table-cell>
          <table:table-cell office:value-type="percentage" office:value="0.79852939934792755" table:style-name="ce47">
            <text:p>79,9%</text:p>
          </table:table-cell>
          <table:table-cell office:value-type="float" office:value="554711" table:style-name="ce46">
            <text:p>554.711</text:p>
          </table:table-cell>
          <table:table-cell office:value-type="percentage" office:value="0.82624600998267705" table:style-name="ce47">
            <text:p>82,6%</text:p>
          </table:table-cell>
          <table:table-cell office:value-type="float" office:value="6052839" table:style-name="ce46">
            <text:p>6.052.839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243136735681428" table:style-name="ce47">
            <text:p>89,2%</text:p>
          </table:table-cell>
          <table:table-cell office:value-type="percentage" office:value="0.78902872842285343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95" table:style-name="ce46">
            <text:p>293.3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912" table:style-name="ce46">
            <text:p>432.912</text:p>
          </table:table-cell>
          <table:table-cell office:value-type="percentage" office:value="0.98439205413665143" table:style-name="ce47">
            <text:p>98,4%</text:p>
          </table:table-cell>
          <table:table-cell office:value-type="float" office:value="569360" table:style-name="ce46">
            <text:p>569.360</text:p>
          </table:table-cell>
          <table:table-cell office:value-type="percentage" office:value="0.95347824630739864" table:style-name="ce47">
            <text:p>95,3%</text:p>
          </table:table-cell>
          <table:table-cell office:value-type="float" office:value="714211" table:style-name="ce46">
            <text:p>714.211</text:p>
          </table:table-cell>
          <table:table-cell office:value-type="percentage" office:value="0.93692082865448589" table:style-name="ce47">
            <text:p>93,7%</text:p>
          </table:table-cell>
          <table:table-cell office:value-type="float" office:value="754352" table:style-name="ce46">
            <text:p>754.352</text:p>
          </table:table-cell>
          <table:table-cell office:value-type="percentage" office:value="0.897265805741011" table:style-name="ce47">
            <text:p>89,7%</text:p>
          </table:table-cell>
          <table:table-cell office:value-type="float" office:value="513806" table:style-name="ce46">
            <text:p>513.806</text:p>
          </table:table-cell>
          <table:table-cell office:value-type="percentage" office:value="0.83692527214413581" table:style-name="ce47">
            <text:p>83,7%</text:p>
          </table:table-cell>
          <table:table-cell office:value-type="float" office:value="429109" table:style-name="ce46">
            <text:p>429.109</text:p>
          </table:table-cell>
          <table:table-cell office:value-type="percentage" office:value="0.83684008323371162" table:style-name="ce47">
            <text:p>83,7%</text:p>
          </table:table-cell>
          <table:table-cell office:value-type="float" office:value="376700" table:style-name="ce46">
            <text:p>376.700</text:p>
          </table:table-cell>
          <table:table-cell office:value-type="percentage" office:value="0.87044127467540422" table:style-name="ce47">
            <text:p>87,0%</text:p>
          </table:table-cell>
          <table:table-cell office:value-type="float" office:value="4083845" table:style-name="ce46">
            <text:p>4.083.845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0913209318022647" table:style-name="ce47">
            <text:p>90,9%</text:p>
          </table:table-cell>
          <table:table-cell office:value-type="percentage" office:value="0.80915565444730531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16" table:style-name="ce46">
            <text:p>77.616</text:p>
          </table:table-cell>
          <table:table-cell office:value-type="percentage" office:value="1" table:style-name="ce47">
            <text:p>100,0%</text:p>
          </table:table-cell>
          <table:table-cell office:value-type="float" office:value="95678" table:style-name="ce46">
            <text:p>95.678</text:p>
          </table:table-cell>
          <table:table-cell office:value-type="percentage" office:value="1" table:style-name="ce47">
            <text:p>100,0%</text:p>
          </table:table-cell>
          <table:table-cell office:value-type="float" office:value="132318" table:style-name="ce46">
            <text:p>132.318</text:p>
          </table:table-cell>
          <table:table-cell office:value-type="percentage" office:value="1.0124956957569728" table:style-name="ce47">
            <text:p>101,2%</text:p>
          </table:table-cell>
          <table:table-cell office:value-type="float" office:value="161083" table:style-name="ce46">
            <text:p>161.083</text:p>
          </table:table-cell>
          <table:table-cell office:value-type="percentage" office:value="0.95909569939209183" table:style-name="ce47">
            <text:p>95,9%</text:p>
          </table:table-cell>
          <table:table-cell office:value-type="float" office:value="145365" table:style-name="ce46">
            <text:p>145.365</text:p>
          </table:table-cell>
          <table:table-cell office:value-type="percentage" office:value="0.92274146861669715" table:style-name="ce47">
            <text:p>92,3%</text:p>
          </table:table-cell>
          <table:table-cell office:value-type="float" office:value="112118" table:style-name="ce46">
            <text:p>112.118</text:p>
          </table:table-cell>
          <table:table-cell office:value-type="percentage" office:value="0.86349563315414124" table:style-name="ce47">
            <text:p>86,3%</text:p>
          </table:table-cell>
          <table:table-cell office:value-type="float" office:value="92323" table:style-name="ce46">
            <text:p>92.323</text:p>
          </table:table-cell>
          <table:table-cell office:value-type="percentage" office:value="0.82060512328231383" table:style-name="ce47">
            <text:p>82,1%</text:p>
          </table:table-cell>
          <table:table-cell office:value-type="float" office:value="77510" table:style-name="ce46">
            <text:p>77.510</text:p>
          </table:table-cell>
          <table:table-cell office:value-type="percentage" office:value="0.90433910091122283" table:style-name="ce47">
            <text:p>90,4%</text:p>
          </table:table-cell>
          <table:table-cell office:value-type="float" office:value="894011" table:style-name="ce46">
            <text:p>894.011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117318847445497" table:style-name="ce47">
            <text:p>94,1%</text:p>
          </table:table-cell>
          <table:table-cell office:value-type="percentage" office:value="0.84500174385798099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389" table:style-name="ce46">
            <text:p>241.389</text:p>
          </table:table-cell>
          <table:table-cell office:value-type="percentage" office:value="1" table:style-name="ce47">
            <text:p>100,0%</text:p>
          </table:table-cell>
          <table:table-cell office:value-type="float" office:value="290989" table:style-name="ce46">
            <text:p>290.989</text:p>
          </table:table-cell>
          <table:table-cell office:value-type="percentage" office:value="0.9965752134498217" table:style-name="ce47">
            <text:p>99,7%</text:p>
          </table:table-cell>
          <table:table-cell office:value-type="float" office:value="347049" table:style-name="ce46">
            <text:p>347.049</text:p>
          </table:table-cell>
          <table:table-cell office:value-type="percentage" office:value="0.98156779780861281" table:style-name="ce47">
            <text:p>98,2%</text:p>
          </table:table-cell>
          <table:table-cell office:value-type="float" office:value="391494" table:style-name="ce46">
            <text:p>391.494</text:p>
          </table:table-cell>
          <table:table-cell office:value-type="percentage" office:value="0.95673020527859243" table:style-name="ce47">
            <text:p>95,7%</text:p>
          </table:table-cell>
          <table:table-cell office:value-type="float" office:value="409109" table:style-name="ce46">
            <text:p>409.109</text:p>
          </table:table-cell>
          <table:table-cell office:value-type="percentage" office:value="0.92383653579082148" table:style-name="ce47">
            <text:p>92,4%</text:p>
          </table:table-cell>
          <table:table-cell office:value-type="float" office:value="264812" table:style-name="ce46">
            <text:p>264.812</text:p>
          </table:table-cell>
          <table:table-cell office:value-type="percentage" office:value="0.85811314396075156" table:style-name="ce47">
            <text:p>85,8%</text:p>
          </table:table-cell>
          <table:table-cell office:value-type="float" office:value="199507" table:style-name="ce46">
            <text:p>199.507</text:p>
          </table:table-cell>
          <table:table-cell office:value-type="percentage" office:value="0.86605863814344375" table:style-name="ce47">
            <text:p>86,6%</text:p>
          </table:table-cell>
          <table:table-cell office:value-type="float" office:value="172051" table:style-name="ce46">
            <text:p>172.051</text:p>
          </table:table-cell>
          <table:table-cell office:value-type="percentage" office:value="0.93840540186752774" table:style-name="ce47">
            <text:p>93,8%</text:p>
          </table:table-cell>
          <table:table-cell office:value-type="float" office:value="2316400" table:style-name="ce46">
            <text:p>2.316.400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311084076678442" table:style-name="ce47">
            <text:p>94,3%</text:p>
          </table:table-cell>
          <table:table-cell office:value-type="percentage" office:value="0.85891972786290505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0" table:style-name="ce46">
            <text:p>23.250</text:p>
          </table:table-cell>
          <table:table-cell office:value-type="percentage" office:value="1" table:style-name="ce47">
            <text:p>100,0%</text:p>
          </table:table-cell>
          <table:table-cell office:value-type="float" office:value="28637" table:style-name="ce46">
            <text:p>28.637</text:p>
          </table:table-cell>
          <table:table-cell office:value-type="percentage" office:value="1" table:style-name="ce47">
            <text:p>100,0%</text:p>
          </table:table-cell>
          <table:table-cell office:value-type="float" office:value="37958" table:style-name="ce46">
            <text:p>37.958</text:p>
          </table:table-cell>
          <table:table-cell office:value-type="percentage" office:value="0.98301134303620452" table:style-name="ce47">
            <text:p>98,3%</text:p>
          </table:table-cell>
          <table:table-cell office:value-type="float" office:value="45171" table:style-name="ce46">
            <text:p>45.171</text:p>
          </table:table-cell>
          <table:table-cell office:value-type="percentage" office:value="0.95096842105263157" table:style-name="ce47">
            <text:p>95,1%</text:p>
          </table:table-cell>
          <table:table-cell office:value-type="float" office:value="47436" table:style-name="ce46">
            <text:p>47.436</text:p>
          </table:table-cell>
          <table:table-cell office:value-type="percentage" office:value="0.91709844559585496" table:style-name="ce47">
            <text:p>91,7%</text:p>
          </table:table-cell>
          <table:table-cell office:value-type="float" office:value="31356" table:style-name="ce46">
            <text:p>31.356</text:p>
          </table:table-cell>
          <table:table-cell office:value-type="percentage" office:value="0.84663570579976244" table:style-name="ce47">
            <text:p>84,7%</text:p>
          </table:table-cell>
          <table:table-cell office:value-type="float" office:value="24393" table:style-name="ce46">
            <text:p>24.393</text:p>
          </table:table-cell>
          <table:table-cell office:value-type="percentage" office:value="0.80862560498574554" table:style-name="ce47">
            <text:p>80,9%</text:p>
          </table:table-cell>
          <table:table-cell office:value-type="float" office:value="22503" table:style-name="ce46">
            <text:p>22.503</text:p>
          </table:table-cell>
          <table:table-cell office:value-type="percentage" office:value="0.86599961516259383" table:style-name="ce47">
            <text:p>86,6%</text:p>
          </table:table-cell>
          <table:table-cell office:value-type="float" office:value="260704" table:style-name="ce46">
            <text:p>260.704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619342828417039" table:style-name="ce47">
            <text:p>92,6%</text:p>
          </table:table-cell>
          <table:table-cell office:value-type="percentage" office:value="0.82455341328880116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519" table:style-name="ce46">
            <text:p>372.519</text:p>
          </table:table-cell>
          <table:table-cell office:value-type="percentage" office:value="1" table:style-name="ce47">
            <text:p>100,0%</text:p>
          </table:table-cell>
          <table:table-cell office:value-type="float" office:value="511191" table:style-name="ce46">
            <text:p>511.191</text:p>
          </table:table-cell>
          <table:table-cell office:value-type="percentage" office:value="0.96990987572336596" table:style-name="ce47">
            <text:p>97,0%</text:p>
          </table:table-cell>
          <table:table-cell office:value-type="float" office:value="682593" table:style-name="ce46">
            <text:p>682.593</text:p>
          </table:table-cell>
          <table:table-cell office:value-type="percentage" office:value="0.94744315421579051" table:style-name="ce47">
            <text:p>94,7%</text:p>
          </table:table-cell>
          <table:table-cell office:value-type="float" office:value="942512" table:style-name="ce46">
            <text:p>942.512</text:p>
          </table:table-cell>
          <table:table-cell office:value-type="percentage" office:value="0.95226413702729651" table:style-name="ce47">
            <text:p>95,2%</text:p>
          </table:table-cell>
          <table:table-cell office:value-type="float" office:value="1031161" table:style-name="ce46">
            <text:p>1.031.161</text:p>
          </table:table-cell>
          <table:table-cell office:value-type="percentage" office:value="0.89198232230394803" table:style-name="ce47">
            <text:p>89,2%</text:p>
          </table:table-cell>
          <table:table-cell office:value-type="float" office:value="749647" table:style-name="ce46">
            <text:p>749.647</text:p>
          </table:table-cell>
          <table:table-cell office:value-type="percentage" office:value="0.83216072927166085" table:style-name="ce47">
            <text:p>83,2%</text:p>
          </table:table-cell>
          <table:table-cell office:value-type="float" office:value="602562" table:style-name="ce46">
            <text:p>602.562</text:p>
          </table:table-cell>
          <table:table-cell office:value-type="percentage" office:value="0.81919144267541466" table:style-name="ce47">
            <text:p>81,9%</text:p>
          </table:table-cell>
          <table:table-cell office:value-type="float" office:value="463369" table:style-name="ce46">
            <text:p>463.369</text:p>
          </table:table-cell>
          <table:table-cell office:value-type="percentage" office:value="0.81187405824017944" table:style-name="ce47">
            <text:p>81,2%</text:p>
          </table:table-cell>
          <table:table-cell office:value-type="float" office:value="5355554" table:style-name="ce46">
            <text:p>5.355.554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694130272983608" table:style-name="ce47">
            <text:p>89,7%</text:p>
          </table:table-cell>
          <table:table-cell office:value-type="percentage" office:value="0.7927309576265114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81" table:style-name="ce46">
            <text:p>73.381</text:p>
          </table:table-cell>
          <table:table-cell office:value-type="percentage" office:value="1" table:style-name="ce47">
            <text:p>100,0%</text:p>
          </table:table-cell>
          <table:table-cell office:value-type="float" office:value="102921" table:style-name="ce46">
            <text:p>102.921</text:p>
          </table:table-cell>
          <table:table-cell office:value-type="percentage" office:value="0.99036777583187385" table:style-name="ce47">
            <text:p>99,0%</text:p>
          </table:table-cell>
          <table:table-cell office:value-type="float" office:value="145996" table:style-name="ce46">
            <text:p>145.996</text:p>
          </table:table-cell>
          <table:table-cell office:value-type="percentage" office:value="0.95086003087123305" table:style-name="ce47">
            <text:p>95,1%</text:p>
          </table:table-cell>
          <table:table-cell office:value-type="float" office:value="207260" table:style-name="ce46">
            <text:p>207.260</text:p>
          </table:table-cell>
          <table:table-cell office:value-type="percentage" office:value="0.95028495710742167" table:style-name="ce47">
            <text:p>95,0%</text:p>
          </table:table-cell>
          <table:table-cell office:value-type="float" office:value="231530" table:style-name="ce46">
            <text:p>231.530</text:p>
          </table:table-cell>
          <table:table-cell office:value-type="percentage" office:value="0.9170667173661613" table:style-name="ce47">
            <text:p>91,7%</text:p>
          </table:table-cell>
          <table:table-cell office:value-type="float" office:value="168322" table:style-name="ce46">
            <text:p>168.322</text:p>
          </table:table-cell>
          <table:table-cell office:value-type="percentage" office:value="0.84552477973015061" table:style-name="ce47">
            <text:p>84,6%</text:p>
          </table:table-cell>
          <table:table-cell office:value-type="float" office:value="142553" table:style-name="ce46">
            <text:p>142.553</text:p>
          </table:table-cell>
          <table:table-cell office:value-type="percentage" office:value="0.81955743105341528" table:style-name="ce47">
            <text:p>82,0%</text:p>
          </table:table-cell>
          <table:table-cell office:value-type="float" office:value="122592" table:style-name="ce46">
            <text:p>122.592</text:p>
          </table:table-cell>
          <table:table-cell office:value-type="percentage" office:value="0.84770703103391054" table:style-name="ce47">
            <text:p>84,8%</text:p>
          </table:table-cell>
          <table:table-cell office:value-type="float" office:value="1194555" table:style-name="ce46">
            <text:p>1.194.555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66046657063449" table:style-name="ce47">
            <text:p>90,7%</text:p>
          </table:table-cell>
          <table:table-cell office:value-type="percentage" office:value="0.78948777192949993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92" table:style-name="ce46">
            <text:p>42.192</text:p>
          </table:table-cell>
          <table:table-cell office:value-type="percentage" office:value="1" table:style-name="ce47">
            <text:p>100,0%</text:p>
          </table:table-cell>
          <table:table-cell office:value-type="float" office:value="55840" table:style-name="ce46">
            <text:p>55.840</text:p>
          </table:table-cell>
          <table:table-cell office:value-type="percentage" office:value="0.98587570621468923" table:style-name="ce47">
            <text:p>98,6%</text:p>
          </table:table-cell>
          <table:table-cell office:value-type="float" office:value="72038" table:style-name="ce46">
            <text:p>72.038</text:p>
          </table:table-cell>
          <table:table-cell office:value-type="percentage" office:value="0.95200211444429761" table:style-name="ce47">
            <text:p>95,2%</text:p>
          </table:table-cell>
          <table:table-cell office:value-type="float" office:value="91930" table:style-name="ce46">
            <text:p>91.930</text:p>
          </table:table-cell>
          <table:table-cell office:value-type="percentage" office:value="0.94096092038731605" table:style-name="ce47">
            <text:p>94,1%</text:p>
          </table:table-cell>
          <table:table-cell office:value-type="float" office:value="95577" table:style-name="ce46">
            <text:p>95.577</text:p>
          </table:table-cell>
          <table:table-cell office:value-type="percentage" office:value="0.90403223518061349" table:style-name="ce47">
            <text:p>90,4%</text:p>
          </table:table-cell>
          <table:table-cell office:value-type="float" office:value="64663" table:style-name="ce46">
            <text:p>64.663</text:p>
          </table:table-cell>
          <table:table-cell office:value-type="percentage" office:value="0.84274524625630465" table:style-name="ce47">
            <text:p>84,3%</text:p>
          </table:table-cell>
          <table:table-cell office:value-type="float" office:value="58021" table:style-name="ce46">
            <text:p>58.021</text:p>
          </table:table-cell>
          <table:table-cell office:value-type="percentage" office:value="0.84330397372169419" table:style-name="ce47">
            <text:p>84,3%</text:p>
          </table:table-cell>
          <table:table-cell office:value-type="float" office:value="50886" table:style-name="ce46">
            <text:p>50.886</text:p>
          </table:table-cell>
          <table:table-cell office:value-type="percentage" office:value="0.88465082317762211" table:style-name="ce47">
            <text:p>88,5%</text:p>
          </table:table-cell>
          <table:table-cell office:value-type="float" office:value="531147" table:style-name="ce46">
            <text:p>531.147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549604084291958" table:style-name="ce47">
            <text:p>91,5%</text:p>
          </table:table-cell>
          <table:table-cell office:value-type="percentage" office:value="0.80763897125236062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54" table:style-name="ce46">
            <text:p>162.554</text:p>
          </table:table-cell>
          <table:table-cell office:value-type="percentage" office:value="1.0189812318995022" table:style-name="ce47">
            <text:p>101,9%</text:p>
          </table:table-cell>
          <table:table-cell office:value-type="float" office:value="212982" table:style-name="ce46">
            <text:p>212.982</text:p>
          </table:table-cell>
          <table:table-cell office:value-type="percentage" office:value="0.98435983472449462" table:style-name="ce47">
            <text:p>98,4%</text:p>
          </table:table-cell>
          <table:table-cell office:value-type="float" office:value="274781" table:style-name="ce46">
            <text:p>274.781</text:p>
          </table:table-cell>
          <table:table-cell office:value-type="percentage" office:value="0.96698373820659267" table:style-name="ce47">
            <text:p>96,7%</text:p>
          </table:table-cell>
          <table:table-cell office:value-type="float" office:value="323151" table:style-name="ce46">
            <text:p>323.151</text:p>
          </table:table-cell>
          <table:table-cell office:value-type="percentage" office:value="0.95757807430059827" table:style-name="ce47">
            <text:p>95,8%</text:p>
          </table:table-cell>
          <table:table-cell office:value-type="float" office:value="320705" table:style-name="ce46">
            <text:p>320.705</text:p>
          </table:table-cell>
          <table:table-cell office:value-type="percentage" office:value="0.92139663969844632" table:style-name="ce47">
            <text:p>92,1%</text:p>
          </table:table-cell>
          <table:table-cell office:value-type="float" office:value="204783" table:style-name="ce46">
            <text:p>204.783</text:p>
          </table:table-cell>
          <table:table-cell office:value-type="percentage" office:value="0.86175437119952869" table:style-name="ce47">
            <text:p>86,2%</text:p>
          </table:table-cell>
          <table:table-cell office:value-type="float" office:value="168155" table:style-name="ce46">
            <text:p>168.155</text:p>
          </table:table-cell>
          <table:table-cell office:value-type="percentage" office:value="0.84408804557889716" table:style-name="ce47">
            <text:p>84,4%</text:p>
          </table:table-cell>
          <table:table-cell office:value-type="float" office:value="151960" table:style-name="ce46">
            <text:p>151.960</text:p>
          </table:table-cell>
          <table:table-cell office:value-type="percentage" office:value="0.87931164179449939" table:style-name="ce47">
            <text:p>87,9%</text:p>
          </table:table-cell>
          <table:table-cell office:value-type="float" office:value="1819071" table:style-name="ce46">
            <text:p>1.819.071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035070141817966" table:style-name="ce47">
            <text:p>93,0%</text:p>
          </table:table-cell>
          <table:table-cell office:value-type="percentage" office:value="0.83218095180583995" table:style-name="ce47">
            <text:p>8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1" table:style-name="ce46">
            <text:p>2.381</text:p>
          </table:table-cell>
          <table:table-cell office:value-type="percentage" office:value="0.83926683115967571" table:style-name="ce47">
            <text:p>83,9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755676657584015" table:style-name="ce47">
            <text:p>87,6%</text:p>
          </table:table-cell>
          <table:table-cell office:value-type="float" office:value="7553" table:style-name="ce46">
            <text:p>7.553</text:p>
          </table:table-cell>
          <table:table-cell office:value-type="percentage" office:value="0.90683155240725177" table:style-name="ce47">
            <text:p>90,7%</text:p>
          </table:table-cell>
          <table:table-cell office:value-type="float" office:value="10527" table:style-name="ce46">
            <text:p>10.527</text:p>
          </table:table-cell>
          <table:table-cell office:value-type="percentage" office:value="0.91087652504975336" table:style-name="ce47">
            <text:p>91,1%</text:p>
          </table:table-cell>
          <table:table-cell office:value-type="float" office:value="11044" table:style-name="ce46">
            <text:p>11.044</text:p>
          </table:table-cell>
          <table:table-cell office:value-type="percentage" office:value="0.89374443635186529" table:style-name="ce47">
            <text:p>89,4%</text:p>
          </table:table-cell>
          <table:table-cell office:value-type="float" office:value="9075" table:style-name="ce46">
            <text:p>9.075</text:p>
          </table:table-cell>
          <table:table-cell office:value-type="percentage" office:value="0.79612246688305988" table:style-name="ce47">
            <text:p>79,6%</text:p>
          </table:table-cell>
          <table:table-cell office:value-type="float" office:value="8813" table:style-name="ce46">
            <text:p>8.813</text:p>
          </table:table-cell>
          <table:table-cell office:value-type="percentage" office:value="0.8111366774045099" table:style-name="ce47">
            <text:p>81,1%</text:p>
          </table:table-cell>
          <table:table-cell office:value-type="float" office:value="8196" table:style-name="ce46">
            <text:p>8.196</text:p>
          </table:table-cell>
          <table:table-cell office:value-type="percentage" office:value="0.88309449412778795" table:style-name="ce47">
            <text:p>88,3%</text:p>
          </table:table-cell>
          <table:table-cell office:value-type="float" office:value="61445" table:style-name="ce46">
            <text:p>61.445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6506919708851315" table:style-name="ce47">
            <text:p>86,5%</text:p>
          </table:table-cell>
          <table:table-cell office:value-type="percentage" office:value="0.73571847647784283" table:style-name="ce47">
            <text:p>73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8" table:style-name="ce46">
            <text:p>2.048</text:p>
          </table:table-cell>
          <table:table-cell office:value-type="percentage" office:value="0.81561131023496614" table:style-name="ce47">
            <text:p>81,6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1" table:style-name="ce46">
            <text:p>7.351</text:p>
          </table:table-cell>
          <table:table-cell office:value-type="percentage" office:value="0.91830106183635229" table:style-name="ce47">
            <text:p>91,8%</text:p>
          </table:table-cell>
          <table:table-cell office:value-type="float" office:value="9959" table:style-name="ce46">
            <text:p>9.959</text:p>
          </table:table-cell>
          <table:table-cell office:value-type="percentage" office:value="0.92204425516155908" table:style-name="ce47">
            <text:p>92,2%</text:p>
          </table:table-cell>
          <table:table-cell office:value-type="float" office:value="10423" table:style-name="ce46">
            <text:p>10.423</text:p>
          </table:table-cell>
          <table:table-cell office:value-type="percentage" office:value="0.95422502975373069" table:style-name="ce47">
            <text:p>95,4%</text:p>
          </table:table-cell>
          <table:table-cell office:value-type="float" office:value="8871" table:style-name="ce46">
            <text:p>8.871</text:p>
          </table:table-cell>
          <table:table-cell office:value-type="percentage" office:value="0.80998904309715125" table:style-name="ce47">
            <text:p>81,0%</text:p>
          </table:table-cell>
          <table:table-cell office:value-type="float" office:value="8817" table:style-name="ce46">
            <text:p>8.817</text:p>
          </table:table-cell>
          <table:table-cell office:value-type="percentage" office:value="0.75416987426225301" table:style-name="ce47">
            <text:p>75,4%</text:p>
          </table:table-cell>
          <table:table-cell office:value-type="float" office:value="8096" table:style-name="ce46">
            <text:p>8.096</text:p>
          </table:table-cell>
          <table:table-cell office:value-type="percentage" office:value="0.84509394572025054" table:style-name="ce47">
            <text:p>84,5%</text:p>
          </table:table-cell>
          <table:table-cell office:value-type="float" office:value="58927" table:style-name="ce46">
            <text:p>58.927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319690621978729" table:style-name="ce47">
            <text:p>86,3%</text:p>
          </table:table-cell>
          <table:table-cell office:value-type="percentage" office:value="0.70132822356049607" table:style-name="ce47">
            <text:p>7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6" table:style-name="ce46">
            <text:p>3.586</text:p>
          </table:table-cell>
          <table:table-cell office:value-type="string" table:style-name="ce47">
            <text:p>-</text:p>
          </table:table-cell>
          <table:table-cell office:value-type="float" office:value="9503" table:style-name="ce46">
            <text:p>9.503</text:p>
          </table:table-cell>
          <table:table-cell office:value-type="string" table:style-name="ce47">
            <text:p>-</text:p>
          </table:table-cell>
          <table:table-cell office:value-type="float" office:value="22139" table:style-name="ce46">
            <text:p>22.139</text:p>
          </table:table-cell>
          <table:table-cell office:value-type="string" table:style-name="ce47">
            <text:p>-</text:p>
          </table:table-cell>
          <table:table-cell office:value-type="float" office:value="31891" table:style-name="ce46">
            <text:p>31.891</text:p>
          </table:table-cell>
          <table:table-cell office:value-type="string" table:style-name="ce47">
            <text:p>-</text:p>
          </table:table-cell>
          <table:table-cell office:value-type="float" office:value="23864" table:style-name="ce46">
            <text:p>23.864</text:p>
          </table:table-cell>
          <table:table-cell office:value-type="string" table:style-name="ce47">
            <text:p>-</text:p>
          </table:table-cell>
          <table:table-cell office:value-type="float" office:value="1252" table:style-name="ce46">
            <text:p>1.252</text:p>
          </table:table-cell>
          <table:table-cell office:value-type="string" table:style-name="ce47">
            <text:p>-</text:p>
          </table:table-cell>
          <table:table-cell office:value-type="float" office:value="92276" table:style-name="ce46">
            <text:p>92.27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9" table:style-name="ce49">
            <text:p>279</text:p>
          </table:table-cell>
          <table:table-cell office:value-type="string" table:style-name="ce50">
            <text:p>-</text:p>
          </table:table-cell>
          <table:table-cell office:value-type="float" office:value="866" table:style-name="ce49">
            <text:p>866</text:p>
          </table:table-cell>
          <table:table-cell office:value-type="string" table:style-name="ce50">
            <text:p>-</text:p>
          </table:table-cell>
          <table:table-cell office:value-type="float" office:value="1792" table:style-name="ce49">
            <text:p>1.792</text:p>
          </table:table-cell>
          <table:table-cell office:value-type="string" table:style-name="ce50">
            <text:p>-</text:p>
          </table:table-cell>
          <table:table-cell office:value-type="float" office:value="2202" table:style-name="ce49">
            <text:p>2.202</text:p>
          </table:table-cell>
          <table:table-cell office:value-type="string" table:style-name="ce50">
            <text:p>-</text:p>
          </table:table-cell>
          <table:table-cell office:value-type="float" office:value="1973" table:style-name="ce49">
            <text:p>1.973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30" table:style-name="ce49">
            <text:p>7.43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5534" table:style-name="ce53">
            <text:p>2.915.534</text:p>
          </table:table-cell>
          <table:table-cell office:value-type="percentage" office:value="1" table:style-name="ce54">
            <text:p>100,0%</text:p>
          </table:table-cell>
          <table:table-cell office:value-type="float" office:value="3935762" table:style-name="ce53">
            <text:p>3.935.762</text:p>
          </table:table-cell>
          <table:table-cell office:value-type="percentage" office:value="0.98472113768189728" table:style-name="ce54">
            <text:p>98,5%</text:p>
          </table:table-cell>
          <table:table-cell office:value-type="float" office:value="5257031" table:style-name="ce53">
            <text:p>5.257.031</text:p>
          </table:table-cell>
          <table:table-cell office:value-type="percentage" office:value="0.95449446770497814" table:style-name="ce54">
            <text:p>95,4%</text:p>
          </table:table-cell>
          <table:table-cell office:value-type="float" office:value="6684999" table:style-name="ce53">
            <text:p>6.684.999</text:p>
          </table:table-cell>
          <table:table-cell office:value-type="percentage" office:value="0.9376251277400468" table:style-name="ce54">
            <text:p>93,8%</text:p>
          </table:table-cell>
          <table:table-cell office:value-type="float" office:value="6995505" table:style-name="ce53">
            <text:p>6.995.505</text:p>
          </table:table-cell>
          <table:table-cell office:value-type="percentage" office:value="0.8949311534836214" table:style-name="ce54">
            <text:p>89,5%</text:p>
          </table:table-cell>
          <table:table-cell office:value-type="float" office:value="4941362" table:style-name="ce53">
            <text:p>4.941.362</text:p>
          </table:table-cell>
          <table:table-cell office:value-type="percentage" office:value="0.83159632582859033" table:style-name="ce54">
            <text:p>83,2%</text:p>
          </table:table-cell>
          <table:table-cell office:value-type="float" office:value="4037931" table:style-name="ce53">
            <text:p>4.037.931</text:p>
          </table:table-cell>
          <table:table-cell office:value-type="percentage" office:value="0.81995022951079322" table:style-name="ce54">
            <text:p>82,0%</text:p>
          </table:table-cell>
          <table:table-cell office:value-type="float" office:value="3404935" table:style-name="ce53">
            <text:p>3.404.935</text:p>
          </table:table-cell>
          <table:table-cell office:value-type="percentage" office:value="0.85466051132013809" table:style-name="ce54">
            <text:p>85,5%</text:p>
          </table:table-cell>
          <table:table-cell office:value-type="float" office:value="38173059" table:style-name="ce53">
            <text:p>38.173.059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489579562495537" table:style-name="ce54">
            <text:p>90,5%</text:p>
          </table:table-cell>
          <table:table-cell office:value-type="percentage" office:value="0.80536093639873685" table:style-name="ce54">
            <text:p>80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4">
            <text:p>Astrazeneca</text:p>
          </table:table-cell>
          <table:covered-table-cell/>
          <table:table-cell table:number-columns-repeated="16371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71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70880" table:style-name="ce60">
            <text:p>970.880</text:p>
          </table:table-cell>
          <table:table-cell office:value-type="percentage" office:value="0.89715950621482188" table:style-name="ce61">
            <text:p>89,7%</text:p>
          </table:table-cell>
          <table:table-cell office:value-type="float" office:value="775335" table:style-name="ce60">
            <text:p>775.335</text:p>
          </table:table-cell>
          <table:table-cell office:value-type="percentage" office:value="0.83488213327360672" table:style-name="ce61">
            <text:p>83,5%</text:p>
          </table:table-cell>
          <table:table-cell office:value-type="float" office:value="408131" table:style-name="ce60">
            <text:p>408.131</text:p>
          </table:table-cell>
          <table:table-cell office:value-type="percentage" office:value="0.3356219018390782" table:style-name="ce61">
            <text:p>33,6%</text:p>
          </table:table-cell>
          <table:table-cell office:value-type="float" office:value="156089" table:style-name="ce60">
            <text:p>156.089</text:p>
          </table:table-cell>
          <table:table-cell office:value-type="percentage" office:value="0.1242999175788078" table:style-name="ce61">
            <text:p>12,4%</text:p>
          </table:table-cell>
          <table:table-cell office:value-type="float" office:value="166629" table:style-name="ce60">
            <text:p>166.629</text:p>
          </table:table-cell>
          <table:table-cell office:value-type="percentage" office:value="0.52307436345771718" table:style-name="ce44">
            <text:p>52,3%</text:p>
          </table:table-cell>
          <table:table-cell office:value-type="float" office:value="568264" table:style-name="ce60">
            <text:p>568.264</text:p>
          </table:table-cell>
          <table:table-cell office:value-type="percentage" office:value="0.65609702030184913" table:style-name="ce44">
            <text:p>65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7839" table:style-name="ce7">
            <text:p>197.839</text:p>
          </table:table-cell>
          <table:table-cell office:value-type="percentage" office:value="0.90128378009001953" table:style-name="ce47">
            <text:p>90,1%</text:p>
          </table:table-cell>
          <table:table-cell office:value-type="float" office:value="130748" table:style-name="ce7">
            <text:p>130.748</text:p>
          </table:table-cell>
          <table:table-cell office:value-type="percentage" office:value="0.8487043672430804" table:style-name="ce47">
            <text:p>84,9%</text:p>
          </table:table-cell>
          <table:table-cell office:value-type="float" office:value="91201" table:style-name="ce7">
            <text:p>91.201</text:p>
          </table:table-cell>
          <table:table-cell office:value-type="percentage" office:value="0.49014612858670709" table:style-name="ce47">
            <text:p>49,0%</text:p>
          </table:table-cell>
          <table:table-cell office:value-type="float" office:value="42818" table:style-name="ce7">
            <text:p>42.818</text:p>
          </table:table-cell>
          <table:table-cell office:value-type="percentage" office:value="0.2268443220047151" table:style-name="ce47">
            <text:p>22,7%</text:p>
          </table:table-cell>
          <table:table-cell office:value-type="float" office:value="32931" table:style-name="ce7">
            <text:p>32.931</text:p>
          </table:table-cell>
          <table:table-cell office:value-type="percentage" office:value="0.56071854248254727" table:style-name="ce47">
            <text:p>56,1%</text:p>
          </table:table-cell>
          <table:table-cell office:value-type="float" office:value="107510" table:style-name="ce7">
            <text:p>107.510</text:p>
          </table:table-cell>
          <table:table-cell office:value-type="percentage" office:value="0.79449301280677509" table:style-name="ce47">
            <text:p>79,4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040" table:style-name="ce7">
            <text:p>190.040</text:p>
          </table:table-cell>
          <table:table-cell office:value-type="percentage" office:value="0.93892816735095186" table:style-name="ce47">
            <text:p>93,9%</text:p>
          </table:table-cell>
          <table:table-cell office:value-type="float" office:value="138413" table:style-name="ce7">
            <text:p>138.413</text:p>
          </table:table-cell>
          <table:table-cell office:value-type="percentage" office:value="0.93630478458218613" table:style-name="ce47">
            <text:p>93,6%</text:p>
          </table:table-cell>
          <table:table-cell office:value-type="float" office:value="135788" table:style-name="ce7">
            <text:p>135.788</text:p>
          </table:table-cell>
          <table:table-cell office:value-type="percentage" office:value="0.88811856580375947" table:style-name="ce47">
            <text:p>88,8%</text:p>
          </table:table-cell>
          <table:table-cell office:value-type="float" office:value="103701" table:style-name="ce7">
            <text:p>103.701</text:p>
          </table:table-cell>
          <table:table-cell office:value-type="percentage" office:value="0.68818353153535783" table:style-name="ce47">
            <text:p>68,8%</text:p>
          </table:table-cell>
          <table:table-cell office:value-type="float" office:value="40734" table:style-name="ce7">
            <text:p>40.734</text:p>
          </table:table-cell>
          <table:table-cell office:value-type="percentage" office:value="0.89964221034497993" table:style-name="ce47">
            <text:p>90,0%</text:p>
          </table:table-cell>
          <table:table-cell office:value-type="float" office:value="111748" table:style-name="ce7">
            <text:p>111.748</text:p>
          </table:table-cell>
          <table:table-cell office:value-type="percentage" office:value="0.95103062075539135" table:style-name="ce47">
            <text:p>95,1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2272" table:style-name="ce7">
            <text:p>112.272</text:p>
          </table:table-cell>
          <table:table-cell office:value-type="percentage" office:value="0.85931436706390207" table:style-name="ce47">
            <text:p>85,9%</text:p>
          </table:table-cell>
          <table:table-cell office:value-type="float" office:value="81372" table:style-name="ce7">
            <text:p>81.372</text:p>
          </table:table-cell>
          <table:table-cell office:value-type="percentage" office:value="0.73197981415348079" table:style-name="ce47">
            <text:p>73,2%</text:p>
          </table:table-cell>
          <table:table-cell office:value-type="float" office:value="72627" table:style-name="ce7">
            <text:p>72.627</text:p>
          </table:table-cell>
          <table:table-cell office:value-type="percentage" office:value="0.47899409064528042" table:style-name="ce47">
            <text:p>47,9%</text:p>
          </table:table-cell>
          <table:table-cell office:value-type="float" office:value="35218" table:style-name="ce7">
            <text:p>35.218</text:p>
          </table:table-cell>
          <table:table-cell office:value-type="percentage" office:value="0.20622939492068326" table:style-name="ce47">
            <text:p>20,6%</text:p>
          </table:table-cell>
          <table:table-cell office:value-type="float" office:value="26715" table:style-name="ce7">
            <text:p>26.715</text:p>
          </table:table-cell>
          <table:table-cell office:value-type="percentage" office:value="0.52490421455938696" table:style-name="ce47">
            <text:p>52,5%</text:p>
          </table:table-cell>
          <table:table-cell office:value-type="float" office:value="85343" table:style-name="ce7">
            <text:p>85.343</text:p>
          </table:table-cell>
          <table:table-cell office:value-type="percentage" office:value="0.71289072288955346" table:style-name="ce47">
            <text:p>71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1438" table:style-name="ce7">
            <text:p>211.438</text:p>
          </table:table-cell>
          <table:table-cell office:value-type="percentage" office:value="0.86857466797573024" table:style-name="ce47">
            <text:p>86,9%</text:p>
          </table:table-cell>
          <table:table-cell office:value-type="float" office:value="171544" table:style-name="ce7">
            <text:p>171.544</text:p>
          </table:table-cell>
          <table:table-cell office:value-type="percentage" office:value="0.77029533136655304" table:style-name="ce47">
            <text:p>77,0%</text:p>
          </table:table-cell>
          <table:table-cell office:value-type="float" office:value="179985" table:style-name="ce7">
            <text:p>179.985</text:p>
          </table:table-cell>
          <table:table-cell office:value-type="percentage" office:value="0.56081274771293965" table:style-name="ce47">
            <text:p>56,1%</text:p>
          </table:table-cell>
          <table:table-cell office:value-type="float" office:value="112503" table:style-name="ce7">
            <text:p>112.503</text:p>
          </table:table-cell>
          <table:table-cell office:value-type="percentage" office:value="0.35377745632930302" table:style-name="ce47">
            <text:p>35,4%</text:p>
          </table:table-cell>
          <table:table-cell office:value-type="float" office:value="87711" table:style-name="ce7">
            <text:p>87.711</text:p>
          </table:table-cell>
          <table:table-cell office:value-type="percentage" office:value="0.65389117096699645" table:style-name="ce47">
            <text:p>65,4%</text:p>
          </table:table-cell>
          <table:table-cell office:value-type="float" office:value="164241" table:style-name="ce7">
            <text:p>164.241</text:p>
          </table:table-cell>
          <table:table-cell office:value-type="percentage" office:value="0.73727706527447956" table:style-name="ce47">
            <text:p>73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0911" table:style-name="ce7">
            <text:p>90.911</text:p>
          </table:table-cell>
          <table:table-cell office:value-type="percentage" office:value="0.9259625178244042" table:style-name="ce47">
            <text:p>92,6%</text:p>
          </table:table-cell>
          <table:table-cell office:value-type="float" office:value="72285" table:style-name="ce7">
            <text:p>72.285</text:p>
          </table:table-cell>
          <table:table-cell office:value-type="percentage" office:value="0.94225379651958552" table:style-name="ce47">
            <text:p>94,2%</text:p>
          </table:table-cell>
          <table:table-cell office:value-type="float" office:value="57390" table:style-name="ce7">
            <text:p>57.390</text:p>
          </table:table-cell>
          <table:table-cell office:value-type="percentage" office:value="0.67906712576763339" table:style-name="ce47">
            <text:p>67,9%</text:p>
          </table:table-cell>
          <table:table-cell office:value-type="float" office:value="30288" table:style-name="ce7">
            <text:p>30.288</text:p>
          </table:table-cell>
          <table:table-cell office:value-type="percentage" office:value="0.34258955536201063" table:style-name="ce47">
            <text:p>34,3%</text:p>
          </table:table-cell>
          <table:table-cell office:value-type="float" office:value="19029" table:style-name="ce7">
            <text:p>19.029</text:p>
          </table:table-cell>
          <table:table-cell office:value-type="percentage" office:value="0.85789639781795235" table:style-name="ce47">
            <text:p>85,8%</text:p>
          </table:table-cell>
          <table:table-cell office:value-type="float" office:value="53687" table:style-name="ce7">
            <text:p>53.687</text:p>
          </table:table-cell>
          <table:table-cell office:value-type="percentage" office:value="0.90682904582538049" table:style-name="ce47">
            <text:p>90,7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3815" table:style-name="ce7">
            <text:p>443.815</text:p>
          </table:table-cell>
          <table:table-cell office:value-type="percentage" office:value="0.92778257424831878" table:style-name="ce47">
            <text:p>92,8%</text:p>
          </table:table-cell>
          <table:table-cell office:value-type="float" office:value="288168" table:style-name="ce7">
            <text:p>288.168</text:p>
          </table:table-cell>
          <table:table-cell office:value-type="percentage" office:value="0.89460661809218389" table:style-name="ce47">
            <text:p>89,5%</text:p>
          </table:table-cell>
          <table:table-cell office:value-type="float" office:value="247213" table:style-name="ce7">
            <text:p>247.213</text:p>
          </table:table-cell>
          <table:table-cell office:value-type="percentage" office:value="0.70101715870454762" table:style-name="ce47">
            <text:p>70,1%</text:p>
          </table:table-cell>
          <table:table-cell office:value-type="float" office:value="121134" table:style-name="ce7">
            <text:p>121.134</text:p>
          </table:table-cell>
          <table:table-cell office:value-type="percentage" office:value="0.3782281658740988" table:style-name="ce47">
            <text:p>37,8%</text:p>
          </table:table-cell>
          <table:table-cell office:value-type="float" office:value="78706" table:style-name="ce7">
            <text:p>78.706</text:p>
          </table:table-cell>
          <table:table-cell office:value-type="percentage" office:value="0.82336203199045932" table:style-name="ce47">
            <text:p>82,3%</text:p>
          </table:table-cell>
          <table:table-cell office:value-type="float" office:value="220806" table:style-name="ce7">
            <text:p>220.806</text:p>
          </table:table-cell>
          <table:table-cell office:value-type="percentage" office:value="0.90713238103454652" table:style-name="ce47">
            <text:p>90,7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8749" table:style-name="ce7">
            <text:p>268.749</text:p>
          </table:table-cell>
          <table:table-cell office:value-type="percentage" office:value="0.90910597762660728" table:style-name="ce47">
            <text:p>90,9%</text:p>
          </table:table-cell>
          <table:table-cell office:value-type="float" office:value="193570" table:style-name="ce7">
            <text:p>193.570</text:p>
          </table:table-cell>
          <table:table-cell office:value-type="percentage" office:value="0.88151447255769899" table:style-name="ce47">
            <text:p>88,2%</text:p>
          </table:table-cell>
          <table:table-cell office:value-type="float" office:value="173295" table:style-name="ce7">
            <text:p>173.295</text:p>
          </table:table-cell>
          <table:table-cell office:value-type="percentage" office:value="0.61506436534386744" table:style-name="ce47">
            <text:p>61,5%</text:p>
          </table:table-cell>
          <table:table-cell office:value-type="float" office:value="96640" table:style-name="ce7">
            <text:p>96.640</text:p>
          </table:table-cell>
          <table:table-cell office:value-type="percentage" office:value="0.34433612678866654" table:style-name="ce47">
            <text:p>34,4%</text:p>
          </table:table-cell>
          <table:table-cell office:value-type="float" office:value="61822" table:style-name="ce7">
            <text:p>61.822</text:p>
          </table:table-cell>
          <table:table-cell office:value-type="percentage" office:value="0.79987061715616514" table:style-name="ce47">
            <text:p>80,0%</text:p>
          </table:table-cell>
          <table:table-cell office:value-type="float" office:value="171828" table:style-name="ce7">
            <text:p>171.828</text:p>
          </table:table-cell>
          <table:table-cell office:value-type="percentage" office:value="0.83169812051365211" table:style-name="ce47">
            <text:p>83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48752" table:style-name="ce7">
            <text:p>948.752</text:p>
          </table:table-cell>
          <table:table-cell office:value-type="percentage" office:value="0.88522721017092432" table:style-name="ce47">
            <text:p>88,5%</text:p>
          </table:table-cell>
          <table:table-cell office:value-type="float" office:value="666012" table:style-name="ce7">
            <text:p>666.012</text:p>
          </table:table-cell>
          <table:table-cell office:value-type="percentage" office:value="0.83952291755428443" table:style-name="ce47">
            <text:p>84,0%</text:p>
          </table:table-cell>
          <table:table-cell office:value-type="float" office:value="615502" table:style-name="ce7">
            <text:p>615.502</text:p>
          </table:table-cell>
          <table:table-cell office:value-type="percentage" office:value="0.59708086126815485" table:style-name="ce47">
            <text:p>59,7%</text:p>
          </table:table-cell>
          <table:table-cell office:value-type="float" office:value="416011" table:style-name="ce7">
            <text:p>416.011</text:p>
          </table:table-cell>
          <table:table-cell office:value-type="percentage" office:value="0.36441813773239801" table:style-name="ce47">
            <text:p>36,4%</text:p>
          </table:table-cell>
          <table:table-cell office:value-type="float" office:value="187072" table:style-name="ce7">
            <text:p>187.072</text:p>
          </table:table-cell>
          <table:table-cell office:value-type="percentage" office:value="0.53860948278840504" table:style-name="ce47">
            <text:p>53,9%</text:p>
          </table:table-cell>
          <table:table-cell office:value-type="float" office:value="668912" table:style-name="ce7">
            <text:p>668.912</text:p>
          </table:table-cell>
          <table:table-cell office:value-type="percentage" office:value="0.83373987134536454" table:style-name="ce47">
            <text:p>83,4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75096" table:style-name="ce7">
            <text:p>675.096</text:p>
          </table:table-cell>
          <table:table-cell office:value-type="percentage" office:value="0.92949124819119189" table:style-name="ce47">
            <text:p>92,9%</text:p>
          </table:table-cell>
          <table:table-cell office:value-type="float" office:value="522472" table:style-name="ce7">
            <text:p>522.472</text:p>
          </table:table-cell>
          <table:table-cell office:value-type="percentage" office:value="0.91764788534494868" table:style-name="ce47">
            <text:p>91,8%</text:p>
          </table:table-cell>
          <table:table-cell office:value-type="float" office:value="398195" table:style-name="ce7">
            <text:p>398.195</text:p>
          </table:table-cell>
          <table:table-cell office:value-type="percentage" office:value="0.55753131777583931" table:style-name="ce47">
            <text:p>55,8%</text:p>
          </table:table-cell>
          <table:table-cell office:value-type="float" office:value="171088" table:style-name="ce7">
            <text:p>171.088</text:p>
          </table:table-cell>
          <table:table-cell office:value-type="percentage" office:value="0.22680128109953973" table:style-name="ce47">
            <text:p>22,7%</text:p>
          </table:table-cell>
          <table:table-cell office:value-type="float" office:value="175113" table:style-name="ce7">
            <text:p>175.113</text:p>
          </table:table-cell>
          <table:table-cell office:value-type="percentage" office:value="0.82986043646186292" table:style-name="ce47">
            <text:p>83,0%</text:p>
          </table:table-cell>
          <table:table-cell office:value-type="float" office:value="409434" table:style-name="ce7">
            <text:p>409.434</text:p>
          </table:table-cell>
          <table:table-cell office:value-type="percentage" office:value="0.87652211889225706" table:style-name="ce47">
            <text:p>87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2894" table:style-name="ce7">
            <text:p>152.894</text:p>
          </table:table-cell>
          <table:table-cell office:value-type="percentage" office:value="0.8822809791452676" table:style-name="ce47">
            <text:p>88,2%</text:p>
          </table:table-cell>
          <table:table-cell office:value-type="float" office:value="119784" table:style-name="ce7">
            <text:p>119.784</text:p>
          </table:table-cell>
          <table:table-cell office:value-type="percentage" office:value="0.90527365891261957" table:style-name="ce47">
            <text:p>90,5%</text:p>
          </table:table-cell>
          <table:table-cell office:value-type="float" office:value="105713" table:style-name="ce7">
            <text:p>105.713</text:p>
          </table:table-cell>
          <table:table-cell office:value-type="percentage" office:value="0.65626416195377535" table:style-name="ce47">
            <text:p>65,6%</text:p>
          </table:table-cell>
          <table:table-cell office:value-type="float" office:value="40719" table:style-name="ce7">
            <text:p>40.719</text:p>
          </table:table-cell>
          <table:table-cell office:value-type="percentage" office:value="0.28011557114848828" table:style-name="ce47">
            <text:p>28,0%</text:p>
          </table:table-cell>
          <table:table-cell office:value-type="float" office:value="33583" table:style-name="ce7">
            <text:p>33.583</text:p>
          </table:table-cell>
          <table:table-cell office:value-type="percentage" office:value="0.84224914102274717" table:style-name="ce47">
            <text:p>84,2%</text:p>
          </table:table-cell>
          <table:table-cell office:value-type="float" office:value="86932" table:style-name="ce7">
            <text:p>86.932</text:p>
          </table:table-cell>
          <table:table-cell office:value-type="percentage" office:value="0.86171963283836561" table:style-name="ce47">
            <text:p>86,2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0959" table:style-name="ce7">
            <text:p>500.959</text:p>
          </table:table-cell>
          <table:table-cell office:value-type="percentage" office:value="0.94098366198452976" table:style-name="ce47">
            <text:p>94,1%</text:p>
          </table:table-cell>
          <table:table-cell office:value-type="float" office:value="326921" table:style-name="ce7">
            <text:p>326.921</text:p>
          </table:table-cell>
          <table:table-cell office:value-type="percentage" office:value="0.94200242617036789" table:style-name="ce47">
            <text:p>94,2%</text:p>
          </table:table-cell>
          <table:table-cell office:value-type="float" office:value="357396" table:style-name="ce7">
            <text:p>357.396</text:p>
          </table:table-cell>
          <table:table-cell office:value-type="percentage" office:value="0.91290287973762052" table:style-name="ce47">
            <text:p>91,3%</text:p>
          </table:table-cell>
          <table:table-cell office:value-type="float" office:value="333227" table:style-name="ce7">
            <text:p>333.227</text:p>
          </table:table-cell>
          <table:table-cell office:value-type="percentage" office:value="0.81451886905445736" table:style-name="ce47">
            <text:p>81,5%</text:p>
          </table:table-cell>
          <table:table-cell office:value-type="float" office:value="109895" table:style-name="ce7">
            <text:p>109.895</text:p>
          </table:table-cell>
          <table:table-cell office:value-type="percentage" office:value="0.88655743523963959" table:style-name="ce47">
            <text:p>88,7%</text:p>
          </table:table-cell>
          <table:table-cell office:value-type="float" office:value="295698" table:style-name="ce7">
            <text:p>295.698</text:p>
          </table:table-cell>
          <table:table-cell office:value-type="percentage" office:value="0.97034472574531971" table:style-name="ce47">
            <text:p>97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343" table:style-name="ce7">
            <text:p>47.343</text:p>
          </table:table-cell>
          <table:table-cell office:value-type="percentage" office:value="0.91242507757241698" table:style-name="ce47">
            <text:p>91,2%</text:p>
          </table:table-cell>
          <table:table-cell office:value-type="float" office:value="32882" table:style-name="ce7">
            <text:p>32.882</text:p>
          </table:table-cell>
          <table:table-cell office:value-type="percentage" office:value="0.86627324938089467" table:style-name="ce47">
            <text:p>86,6%</text:p>
          </table:table-cell>
          <table:table-cell office:value-type="float" office:value="22774" table:style-name="ce7">
            <text:p>22.774</text:p>
          </table:table-cell>
          <table:table-cell office:value-type="percentage" office:value="0.50417303136968405" table:style-name="ce47">
            <text:p>50,4%</text:p>
          </table:table-cell>
          <table:table-cell office:value-type="float" office:value="12808" table:style-name="ce7">
            <text:p>12.808</text:p>
          </table:table-cell>
          <table:table-cell office:value-type="percentage" office:value="0.27000590268994012" table:style-name="ce47">
            <text:p>27,0%</text:p>
          </table:table-cell>
          <table:table-cell office:value-type="float" office:value="12077" table:style-name="ce7">
            <text:p>12.077</text:p>
          </table:table-cell>
          <table:table-cell office:value-type="percentage" office:value="0.8463209530483532" table:style-name="ce47">
            <text:p>84,6%</text:p>
          </table:table-cell>
          <table:table-cell office:value-type="float" office:value="23018" table:style-name="ce7">
            <text:p>23.018</text:p>
          </table:table-cell>
          <table:table-cell office:value-type="percentage" office:value="0.77621905982329531" table:style-name="ce47">
            <text:p>77,6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84209" table:style-name="ce7">
            <text:p>784.209</text:p>
          </table:table-cell>
          <table:table-cell office:value-type="percentage" office:value="0.88740537054010926" table:style-name="ce47">
            <text:p>88,7%</text:p>
          </table:table-cell>
          <table:table-cell office:value-type="float" office:value="538069" table:style-name="ce7">
            <text:p>538.069</text:p>
          </table:table-cell>
          <table:table-cell office:value-type="percentage" office:value="0.78827207428145318" table:style-name="ce47">
            <text:p>78,8%</text:p>
          </table:table-cell>
          <table:table-cell office:value-type="float" office:value="530431" table:style-name="ce7">
            <text:p>530.431</text:p>
          </table:table-cell>
          <table:table-cell office:value-type="percentage" office:value="0.56278434651229903" table:style-name="ce47">
            <text:p>56,3%</text:p>
          </table:table-cell>
          <table:table-cell office:value-type="float" office:value="315073" table:style-name="ce7">
            <text:p>315.073</text:p>
          </table:table-cell>
          <table:table-cell office:value-type="percentage" office:value="0.30555170337124854" table:style-name="ce47">
            <text:p>30,6%</text:p>
          </table:table-cell>
          <table:table-cell office:value-type="float" office:value="163918" table:style-name="ce7">
            <text:p>163.918</text:p>
          </table:table-cell>
          <table:table-cell office:value-type="percentage" office:value="0.68538193616905629" table:style-name="ce47">
            <text:p>68,5%</text:p>
          </table:table-cell>
          <table:table-cell office:value-type="float" office:value="492958" table:style-name="ce7">
            <text:p>492.958</text:p>
          </table:table-cell>
          <table:table-cell office:value-type="percentage" office:value="0.743000803353284" table:style-name="ce47">
            <text:p>74,3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4064" table:style-name="ce7">
            <text:p>154.064</text:p>
          </table:table-cell>
          <table:table-cell office:value-type="percentage" office:value="0.87386416489886676" table:style-name="ce47">
            <text:p>87,4%</text:p>
          </table:table-cell>
          <table:table-cell office:value-type="float" office:value="116640" table:style-name="ce7">
            <text:p>116.640</text:p>
          </table:table-cell>
          <table:table-cell office:value-type="percentage" office:value="0.79892599797254715" table:style-name="ce47">
            <text:p>79,9%</text:p>
          </table:table-cell>
          <table:table-cell office:value-type="float" office:value="110804" table:style-name="ce7">
            <text:p>110.804</text:p>
          </table:table-cell>
          <table:table-cell office:value-type="percentage" office:value="0.53461352890089742" table:style-name="ce47">
            <text:p>53,5%</text:p>
          </table:table-cell>
          <table:table-cell office:value-type="float" office:value="62323" table:style-name="ce7">
            <text:p>62.323</text:p>
          </table:table-cell>
          <table:table-cell office:value-type="percentage" office:value="0.26917894009415627" table:style-name="ce47">
            <text:p>26,9%</text:p>
          </table:table-cell>
          <table:table-cell office:value-type="float" office:value="46257" table:style-name="ce7">
            <text:p>46.257</text:p>
          </table:table-cell>
          <table:table-cell office:value-type="percentage" office:value="0.69361223571749886" table:style-name="ce47">
            <text:p>69,4%</text:p>
          </table:table-cell>
          <table:table-cell office:value-type="float" office:value="99579" table:style-name="ce7">
            <text:p>99.579</text:p>
          </table:table-cell>
          <table:table-cell office:value-type="percentage" office:value="0.75546232512973022" table:style-name="ce47">
            <text:p>75,5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584" table:style-name="ce7">
            <text:p>91.584</text:p>
          </table:table-cell>
          <table:table-cell office:value-type="percentage" office:value="0.93422555900114246" table:style-name="ce47">
            <text:p>93,4%</text:p>
          </table:table-cell>
          <table:table-cell office:value-type="float" office:value="66917" table:style-name="ce7">
            <text:p>66.917</text:p>
          </table:table-cell>
          <table:table-cell office:value-type="percentage" office:value="0.92891251839307032" table:style-name="ce47">
            <text:p>92,9%</text:p>
          </table:table-cell>
          <table:table-cell office:value-type="float" office:value="57660" table:style-name="ce7">
            <text:p>57.660</text:p>
          </table:table-cell>
          <table:table-cell office:value-type="percentage" office:value="0.62721636027412164" table:style-name="ce47">
            <text:p>62,7%</text:p>
          </table:table-cell>
          <table:table-cell office:value-type="float" office:value="33922" table:style-name="ce7">
            <text:p>33.922</text:p>
          </table:table-cell>
          <table:table-cell office:value-type="percentage" office:value="0.35491802421084573" table:style-name="ce47">
            <text:p>35,5%</text:p>
          </table:table-cell>
          <table:table-cell office:value-type="float" office:value="19435" table:style-name="ce7">
            <text:p>19.435</text:p>
          </table:table-cell>
          <table:table-cell office:value-type="percentage" office:value="0.81625367492650147" table:style-name="ce47">
            <text:p>81,6%</text:p>
          </table:table-cell>
          <table:table-cell office:value-type="float" office:value="57752" table:style-name="ce7">
            <text:p>57.752</text:p>
          </table:table-cell>
          <table:table-cell office:value-type="percentage" office:value="0.85681646217527407" table:style-name="ce47">
            <text:p>85,7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8010" table:style-name="ce7">
            <text:p>338.010</text:p>
          </table:table-cell>
          <table:table-cell office:value-type="percentage" office:value="0.90007349495121636" table:style-name="ce47">
            <text:p>90,0%</text:p>
          </table:table-cell>
          <table:table-cell office:value-type="float" office:value="237252" table:style-name="ce7">
            <text:p>237.252</text:p>
          </table:table-cell>
          <table:table-cell office:value-type="percentage" office:value="0.86342214345242208" table:style-name="ce47">
            <text:p>86,3%</text:p>
          </table:table-cell>
          <table:table-cell office:value-type="float" office:value="212698" table:style-name="ce7">
            <text:p>212.698</text:p>
          </table:table-cell>
          <table:table-cell office:value-type="percentage" office:value="0.65820003651543701" table:style-name="ce47">
            <text:p>65,8%</text:p>
          </table:table-cell>
          <table:table-cell office:value-type="float" office:value="99799" table:style-name="ce7">
            <text:p>99.799</text:p>
          </table:table-cell>
          <table:table-cell office:value-type="percentage" office:value="0.31118629269889775" table:style-name="ce47">
            <text:p>31,1%</text:p>
          </table:table-cell>
          <table:table-cell office:value-type="float" office:value="76810" table:style-name="ce7">
            <text:p>76.810</text:p>
          </table:table-cell>
          <table:table-cell office:value-type="percentage" office:value="0.77587426008606231" table:style-name="ce47">
            <text:p>77,6%</text:p>
          </table:table-cell>
          <table:table-cell office:value-type="float" office:value="184430" table:style-name="ce7">
            <text:p>184.430</text:p>
          </table:table-cell>
          <table:table-cell office:value-type="percentage" office:value="0.83490267089180625" table:style-name="ce47">
            <text:p>83,5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119" table:style-name="ce7">
            <text:p>5.119</text:p>
          </table:table-cell>
          <table:table-cell office:value-type="percentage" office:value="0.82074715408048737" table:style-name="ce47">
            <text:p>82,1%</text:p>
          </table:table-cell>
          <table:table-cell office:value-type="float" office:value="5902" table:style-name="ce7">
            <text:p>5.902</text:p>
          </table:table-cell>
          <table:table-cell office:value-type="percentage" office:value="0.78141135972461273" table:style-name="ce47">
            <text:p>78,1%</text:p>
          </table:table-cell>
          <table:table-cell office:value-type="float" office:value="5524" table:style-name="ce7">
            <text:p>5.524</text:p>
          </table:table-cell>
          <table:table-cell office:value-type="percentage" office:value="0.52474589151705142" table:style-name="ce47">
            <text:p>52,5%</text:p>
          </table:table-cell>
          <table:table-cell office:value-type="float" office:value="4089" table:style-name="ce7">
            <text:p>4.089</text:p>
          </table:table-cell>
          <table:table-cell office:value-type="percentage" office:value="0.37024628757696487" table:style-name="ce47">
            <text:p>37,0%</text:p>
          </table:table-cell>
          <table:table-cell office:value-type="float" office:value="1318" table:style-name="ce7">
            <text:p>1.318</text:p>
          </table:table-cell>
          <table:table-cell office:value-type="percentage" office:value="0.35535184685899163" table:style-name="ce47">
            <text:p>35,5%</text:p>
          </table:table-cell>
          <table:table-cell office:value-type="float" office:value="6817" table:style-name="ce7">
            <text:p>6.817</text:p>
          </table:table-cell>
          <table:table-cell office:value-type="percentage" office:value="0.7900104299455325" table:style-name="ce47">
            <text:p>79,0%</text:p>
          </table:table-cell>
          <table:table-cell table:number-columns-repeated="16371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060" table:style-name="ce7">
            <text:p>4.060</text:p>
          </table:table-cell>
          <table:table-cell office:value-type="percentage" office:value="0.75046210720887241" table:style-name="ce47">
            <text:p>75,0%</text:p>
          </table:table-cell>
          <table:table-cell office:value-type="float" office:value="4855" table:style-name="ce7">
            <text:p>4.855</text:p>
          </table:table-cell>
          <table:table-cell office:value-type="percentage" office:value="0.66045435995102708" table:style-name="ce47">
            <text:p>66,0%</text:p>
          </table:table-cell>
          <table:table-cell office:value-type="float" office:value="5795" table:style-name="ce7">
            <text:p>5.795</text:p>
          </table:table-cell>
          <table:table-cell office:value-type="percentage" office:value="0.58188573149914646" table:style-name="ce47">
            <text:p>58,2%</text:p>
          </table:table-cell>
          <table:table-cell office:value-type="float" office:value="4804" table:style-name="ce7">
            <text:p>4.804</text:p>
          </table:table-cell>
          <table:table-cell office:value-type="percentage" office:value="0.4609037705075314" table:style-name="ce47">
            <text:p>46,1%</text:p>
          </table:table-cell>
          <table:table-cell office:value-type="float" office:value="1183" table:style-name="ce7">
            <text:p>1.183</text:p>
          </table:table-cell>
          <table:table-cell office:value-type="percentage" office:value="0.26382694023193576" table:style-name="ce47">
            <text:p>26,4%</text:p>
          </table:table-cell>
          <table:table-cell office:value-type="float" office:value="5805" table:style-name="ce7">
            <text:p>5.805</text:p>
          </table:table-cell>
          <table:table-cell office:value-type="percentage" office:value="0.81703026038001403" table:style-name="ce47">
            <text:p>81,7%</text:p>
          </table:table-cell>
          <table:table-cell table:number-columns-repeated="16371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2251" table:style-name="ce7">
            <text:p>2.251</text:p>
          </table:table-cell>
          <table:table-cell office:value-type="percentage" office:value="0.62771890686001119" table:style-name="ce47">
            <text:p>62,8%</text:p>
          </table:table-cell>
          <table:table-cell office:value-type="float" office:value="5486" table:style-name="ce7">
            <text:p>5.486</text:p>
          </table:table-cell>
          <table:table-cell office:value-type="percentage" office:value="0.57729138166894667" table:style-name="ce47">
            <text:p>57,7%</text:p>
          </table:table-cell>
          <table:table-cell office:value-type="float" office:value="11605" table:style-name="ce7">
            <text:p>11.605</text:p>
          </table:table-cell>
          <table:table-cell office:value-type="percentage" office:value="0.52418808437598807" table:style-name="ce47">
            <text:p>52,4%</text:p>
          </table:table-cell>
          <table:table-cell office:value-type="float" office:value="1054" table:style-name="ce7">
            <text:p>1.054</text:p>
          </table:table-cell>
          <table:table-cell office:value-type="percentage" office:value="0.8318863456985004" table:style-name="ce47">
            <text:p>83,2%</text:p>
          </table:table-cell>
          <table:table-cell office:value-type="float" office:value="15099" table:style-name="ce7">
            <text:p>15.099</text:p>
          </table:table-cell>
          <table:table-cell office:value-type="percentage" office:value="0.28012467301163246" table:style-name="ce47">
            <text:p>28,0%</text:p>
          </table:table-cell>
          <table:table-cell table:number-columns-repeated="16371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2" table:style-name="ce7">
            <text:p>12</text:p>
          </table:table-cell>
          <table:table-cell office:value-type="percentage" office:value="0.15584415584415584" table:style-name="ce50">
            <text:p>15,6%</text:p>
          </table:table-cell>
          <table:table-cell office:value-type="float" office:value="98" table:style-name="ce7">
            <text:p>98</text:p>
          </table:table-cell>
          <table:table-cell office:value-type="percentage" office:value="0.35125448028673834" table:style-name="ce50">
            <text:p>35,1%</text:p>
          </table:table-cell>
          <table:table-cell office:value-type="float" office:value="204" table:style-name="ce7">
            <text:p>204</text:p>
          </table:table-cell>
          <table:table-cell office:value-type="percentage" office:value="0.23556581986143188" table:style-name="ce50">
            <text:p>23,6%</text:p>
          </table:table-cell>
          <table:table-cell office:value-type="float" office:value="193" table:style-name="ce7">
            <text:p>193</text:p>
          </table:table-cell>
          <table:table-cell office:value-type="percentage" office:value="0.10770089285714286" table:style-name="ce50">
            <text:p>10,8%</text:p>
          </table:table-cell>
          <table:table-cell office:value-type="float" office:value="213" table:style-name="ce7">
            <text:p>213</text:p>
          </table:table-cell>
          <table:table-cell office:value-type="percentage" office:value="4.8135593220338981E-2" table:style-name="ce50">
            <text:p>4,8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188056" table:style-name="ce65">
            <text:p>6.188.056</text:p>
          </table:table-cell>
          <table:table-cell office:value-type="percentage" office:value="0.90319495756715229" table:style-name="ce66">
            <text:p>90,32%</text:p>
          </table:table-cell>
          <table:table-cell office:value-type="float" office:value="4491490" table:style-name="ce65">
            <text:p>4.491.490</text:p>
          </table:table-cell>
          <table:table-cell office:value-type="percentage" office:value="0.85437768961225458" table:style-name="ce66">
            <text:p>85,44%</text:p>
          </table:table-cell>
          <table:table-cell office:value-type="float" office:value="3793812" table:style-name="ce65">
            <text:p>3.793.812</text:p>
          </table:table-cell>
          <table:table-cell office:value-type="percentage" office:value="0.56751122924625719" table:style-name="ce66">
            <text:p>56,75%</text:p>
          </table:table-cell>
          <table:table-cell office:value-type="float" office:value="2204052" table:style-name="ce65">
            <text:p>2.204.052</text:p>
          </table:table-cell>
          <table:table-cell office:value-type="percentage" office:value="0.31506688938110972" table:style-name="ce66">
            <text:p>31,51%</text:p>
          </table:table-cell>
          <table:table-cell office:value-type="float" office:value="1342205" table:style-name="ce65">
            <text:p>1.342.205</text:p>
          </table:table-cell>
          <table:table-cell office:value-type="percentage" office:value="0.67731893316862157" table:style-name="ce66">
            <text:p>67,73%</text:p>
          </table:table-cell>
          <table:table-cell office:value-type="float" office:value="3829861" table:style-name="ce65">
            <text:p>3.829.861</text:p>
          </table:table-cell>
          <table:table-cell office:value-type="percentage" office:value="0.79317032780869112" table:style-name="ce66">
            <text:p>79,32%</text:p>
          </table:table-cell>
          <table:table-cell table:number-columns-repeated="1637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1"/>
          <table:table-cell office:value-type="string" table:number-columns-spanned="1" table:number-rows-spanned="2" table:style-name="ce92">
            <text:p>Población a vacunar 5-11 años</text:p>
          </table:table-cell>
          <table:table-cell office:value-type="string" table:number-columns-spanned="1" table:number-rows-spanned="2" table:style-name="ce92">
            <text:p>Nº Personas con al menos 1 dosis</text:p>
          </table:table-cell>
          <table:table-cell office:value-type="string" table:number-columns-spanned="1" table:number-rows-spanned="2" table:style-name="ce92">
            <text:p>% Personas con al menos 1 dosis</text:p>
          </table:table-cell>
          <table:table-cell office:value-type="string" table:number-columns-spanned="1" table:number-rows-spanned="2" table:style-name="ce92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5">
            <text:p>Andalucía</text:p>
          </table:table-cell>
          <table:table-cell office:value-type="float" office:value="625633" table:style-name="ce76">
            <text:p>625.633</text:p>
          </table:table-cell>
          <table:table-cell office:value-type="float" office:value="229521" table:style-name="ce76">
            <text:p>229.521</text:p>
          </table:table-cell>
          <table:table-cell office:value-type="percentage" office:value="0.36686204212373708" table:style-name="ce77">
            <text:p>36,69%</text:p>
          </table:table-cell>
          <table:table-cell office:value-type="date" office:date-value="2022-01-16T00:00:00" table:style-name="ce78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ragón</text:p>
          </table:table-cell>
          <table:table-cell office:value-type="float" office:value="89551" table:style-name="ce80">
            <text:p>89.551</text:p>
          </table:table-cell>
          <table:table-cell office:value-type="float" office:value="43874" table:style-name="ce80">
            <text:p>43.874</text:p>
          </table:table-cell>
          <table:table-cell office:value-type="percentage" office:value="0.48993311074136525" table:style-name="ce81">
            <text:p>48,99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Asturias<text:s/></text:p>
          </table:table-cell>
          <table:table-cell office:value-type="float" office:value="53486" table:style-name="ce80">
            <text:p>53.486</text:p>
          </table:table-cell>
          <table:table-cell office:value-type="float" office:value="34794" table:style-name="ce80">
            <text:p>34.794</text:p>
          </table:table-cell>
          <table:table-cell office:value-type="percentage" office:value="0.65052537112515429" table:style-name="ce81">
            <text:p>65,05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Baleares</text:p>
          </table:table-cell>
          <table:table-cell office:value-type="float" office:value="84404" table:style-name="ce80">
            <text:p>84.404</text:p>
          </table:table-cell>
          <table:table-cell office:value-type="float" office:value="23716" table:style-name="ce80">
            <text:p>23.716</text:p>
          </table:table-cell>
          <table:table-cell office:value-type="percentage" office:value="0.28098194398369747" table:style-name="ce81">
            <text:p>28,10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arias</text:p>
          </table:table-cell>
          <table:table-cell office:value-type="float" office:value="133490" table:style-name="ce80">
            <text:p>133.490</text:p>
          </table:table-cell>
          <table:table-cell office:value-type="float" office:value="59479" table:style-name="ce80">
            <text:p>59.479</text:p>
          </table:table-cell>
          <table:table-cell office:value-type="percentage" office:value="0.44556895647614053" table:style-name="ce81">
            <text:p>44,56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ntabria</text:p>
          </table:table-cell>
          <table:table-cell office:value-type="float" office:value="36806" table:style-name="ce80">
            <text:p>36.806</text:p>
          </table:table-cell>
          <table:table-cell office:value-type="float" office:value="21610" table:style-name="ce80">
            <text:p>21.610</text:p>
          </table:table-cell>
          <table:table-cell office:value-type="percentage" office:value="0.58713253273922728" table:style-name="ce81">
            <text:p>58,71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stilla y León</text:p>
          </table:table-cell>
          <table:table-cell office:value-type="float" office:value="136938" table:style-name="ce80">
            <text:p>136.938</text:p>
          </table:table-cell>
          <table:table-cell office:value-type="float" office:value="83266" table:style-name="ce80">
            <text:p>83.266</text:p>
          </table:table-cell>
          <table:table-cell office:value-type="percentage" office:value="0.60805620061633736" table:style-name="ce81">
            <text:p>60,81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Castilla - La Mancha</text:p>
          </table:table-cell>
          <table:table-cell office:value-type="float" office:value="147544" table:style-name="ce80">
            <text:p>147.544</text:p>
          </table:table-cell>
          <table:table-cell office:value-type="float" office:value="72031" table:style-name="ce80">
            <text:p>72.031</text:p>
          </table:table-cell>
          <table:table-cell office:value-type="percentage" office:value="0.48820013013067287" table:style-name="ce81">
            <text:p>48,82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ataluña</text:p>
          </table:table-cell>
          <table:table-cell office:value-type="float" office:value="559033" table:style-name="ce80">
            <text:p>559.033</text:p>
          </table:table-cell>
          <table:table-cell office:value-type="float" office:value="196943" table:style-name="ce80">
            <text:p>196.943</text:p>
          </table:table-cell>
          <table:table-cell office:value-type="percentage" office:value="0.35229226181638651" table:style-name="ce81">
            <text:p>35,23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. Valenciana</text:p>
          </table:table-cell>
          <table:table-cell office:value-type="float" office:value="352220" table:style-name="ce80">
            <text:p>352.220</text:p>
          </table:table-cell>
          <table:table-cell office:value-type="float" office:value="147462" table:style-name="ce80">
            <text:p>147.462</text:p>
          </table:table-cell>
          <table:table-cell office:value-type="percentage" office:value="0.41866447106921811" table:style-name="ce81">
            <text:p>41,87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Extremadura</text:p>
          </table:table-cell>
          <table:table-cell office:value-type="float" office:value="67546" table:style-name="ce80">
            <text:p>67.546</text:p>
          </table:table-cell>
          <table:table-cell office:value-type="float" office:value="35639" table:style-name="ce80">
            <text:p>35.639</text:p>
          </table:table-cell>
          <table:table-cell office:value-type="percentage" office:value="0.52762561809729669" table:style-name="ce81">
            <text:p>52,76%</text:p>
          </table:table-cell>
          <table:table-cell office:value-type="date" office:date-value="2022-01-15T00:00:00" table:style-name="ce82">
            <text:p>1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Galicia*</text:p>
          </table:table-cell>
          <table:table-cell office:value-type="float" office:value="153059" table:style-name="ce80">
            <text:p>153.059</text:p>
          </table:table-cell>
          <table:table-cell office:value-type="float" office:value="122762" table:style-name="ce80">
            <text:p>122.762</text:p>
          </table:table-cell>
          <table:table-cell office:value-type="percentage" office:value="0.80205672322437749" table:style-name="ce81">
            <text:p>80,21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La Rioja</text:p>
          </table:table-cell>
          <table:table-cell office:value-type="float" office:value="21936" table:style-name="ce80">
            <text:p>21.936</text:p>
          </table:table-cell>
          <table:table-cell office:value-type="float" office:value="11317" table:style-name="ce80">
            <text:p>11.317</text:p>
          </table:table-cell>
          <table:table-cell office:value-type="percentage" office:value="0.51590991976659373" table:style-name="ce81">
            <text:p>51,59%</text:p>
          </table:table-cell>
          <table:table-cell office:value-type="date" office:date-value="2022-01-15T00:00:00" table:style-name="ce82">
            <text:p>1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adrid</text:p>
          </table:table-cell>
          <table:table-cell office:value-type="float" office:value="491254" table:style-name="ce80">
            <text:p>491.254</text:p>
          </table:table-cell>
          <table:table-cell office:value-type="float" office:value="201770" table:style-name="ce80">
            <text:p>201.770</text:p>
          </table:table-cell>
          <table:table-cell office:value-type="percentage" office:value="0.4107243910482154" table:style-name="ce81">
            <text:p>41,07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urcia<text:s text:c="2"/></text:p>
          </table:table-cell>
          <table:table-cell office:value-type="float" office:value="120647" table:style-name="ce80">
            <text:p>120.647</text:p>
          </table:table-cell>
          <table:table-cell office:value-type="float" office:value="56577" table:style-name="ce80">
            <text:p>56.577</text:p>
          </table:table-cell>
          <table:table-cell office:value-type="percentage" office:value="0.46894659626845259" table:style-name="ce81">
            <text:p>46,89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Navarra<text:s/></text:p>
          </table:table-cell>
          <table:table-cell office:value-type="float" office:value="48816" table:style-name="ce80">
            <text:p>48.816</text:p>
          </table:table-cell>
          <table:table-cell office:value-type="float" office:value="22600" table:style-name="ce80">
            <text:p>22.600</text:p>
          </table:table-cell>
          <table:table-cell office:value-type="percentage" office:value="0.46296296296296297" table:style-name="ce81">
            <text:p>46,30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País Vasco</text:p>
          </table:table-cell>
          <table:table-cell office:value-type="float" office:value="147320" table:style-name="ce80">
            <text:p>147.320</text:p>
          </table:table-cell>
          <table:table-cell office:value-type="float" office:value="73620" table:style-name="ce80">
            <text:p>73.620</text:p>
          </table:table-cell>
          <table:table-cell office:value-type="percentage" office:value="0.49972848221558513" table:style-name="ce81">
            <text:p>49,97%</text:p>
          </table:table-cell>
          <table:table-cell office:value-type="date" office:date-value="2022-01-16T00:00:00" table:style-name="ce82">
            <text:p>1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Ceuta</text:p>
          </table:table-cell>
          <table:table-cell office:value-type="float" office:value="7952" table:style-name="ce80">
            <text:p>7.952</text:p>
          </table:table-cell>
          <table:table-cell office:value-type="float" office:value="2529" table:style-name="ce80">
            <text:p>2.529</text:p>
          </table:table-cell>
          <table:table-cell office:value-type="percentage" office:value="0.31803319919517103" table:style-name="ce81">
            <text:p>31,80%</text:p>
          </table:table-cell>
          <table:table-cell office:value-type="date" office:date-value="2022-01-15T00:00:00" table:style-name="ce82">
            <text:p>1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9">
            <text:p>Melilla</text:p>
          </table:table-cell>
          <table:table-cell office:value-type="float" office:value="9776" table:style-name="ce80">
            <text:p>9.776</text:p>
          </table:table-cell>
          <table:table-cell office:value-type="float" office:value="2742" table:style-name="ce80">
            <text:p>2.742</text:p>
          </table:table-cell>
          <table:table-cell office:value-type="percentage" office:value="0.28048281505728312" table:style-name="ce81">
            <text:p>28,05%</text:p>
          </table:table-cell>
          <table:table-cell office:value-type="date" office:date-value="2022-01-14T00:00:00" table:style-name="ce82">
            <text:p>1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9">
            <text:p>Fuerzas Armadas*</text:p>
          </table:table-cell>
          <table:table-cell office:value-type="string" table:style-name="ce83">
            <text:p>-</text:p>
          </table:table-cell>
          <table:table-cell office:value-type="float" office:value="0" table:style-name="ce83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1-14T00:00:00" table:style-name="ce82">
            <text:p>14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85">
            <text:p>-</text:p>
          </table:table-cell>
          <table:table-cell office:value-type="float" office:value="0" table:style-name="ce85">
            <text:p>0</text:p>
          </table:table-cell>
          <table:table-cell office:value-type="string" table:style-name="ce85">
            <text:p>-</text:p>
          </table:table-cell>
          <table:table-cell office:value-type="date" office:date-value="2022-01-13T00:00:00" table:style-name="ce86">
            <text:p>1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7">
            <text:p>Totales</text:p>
          </table:table-cell>
          <table:table-cell office:value-type="float" office:value="3287411" table:style-name="ce88">
            <text:p>3.287.411</text:p>
          </table:table-cell>
          <table:table-cell office:value-type="float" office:value="1442252" table:style-name="ce88">
            <text:p>1.442.252</text:p>
          </table:table-cell>
          <table:table-cell office:value-type="percentage" office:value="0.43871970982636488" table:style-name="ce89">
            <text:p>43,87%</text:p>
          </table:table-cell>
          <table:table-cell table:style-name="ce90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17T15:07:15Z</dc:date>
  </office:meta>
</office:document-meta>
</file>